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8938in" style:rel-column-width="21102*"/>
    </style:style>
    <style:style style:name="MethodTable.B" style:family="table-column">
      <style:table-column-properties style:column-width="3.9875in" style:rel-column-width="44433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MethodTable.B3" style:family="table-cell">
      <style:table-cell-properties fo:padding="0.0382in" fo:border-left="0.05pt solid #0000ff" fo:border-right="0.05pt solid #0000ff" fo:border-top="none" fo:border-bottom="0.05pt solid #0000ff"/>
    </style:style>
    <style:style style:name="MethodTable.B4" style:family="table-cell">
      <style:table-cell-properties fo:padding="0.0382in" fo:border-left="0.05pt solid #0000ff" fo:border-right="0.05pt solid #0000ff" fo:border-top="none" fo:border-bottom="0.05pt solid #0000ff"/>
    </style:style>
    <style:style style:name="MethodTable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2.0306in"/>
    </style:style>
    <style:style style:name="Table3.B" style:family="table-column">
      <style:table-column-properties style:column-width="3.851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8625in"/>
    </style:style>
    <style:style style:name="Table1.B" style:family="table-column">
      <style:table-column-properties style:column-width="4.0194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4924in" fo:margin-left="1.2326in" fo:margin-right="0.2in" table:align="margins"/>
    </style:style>
    <style:style style:name="Table2.A" style:family="table-column">
      <style:table-column-properties style:column-width="1.1049in" style:rel-column-width="13183*"/>
    </style:style>
    <style:style style:name="Table2.B" style:family="table-column">
      <style:table-column-properties style:column-width="4.3875in" style:rel-column-width="52352*"/>
    </style:style>
    <style:style style:name="Table2.A1" style:family="table-cell">
      <style:table-cell-properties style:vertical-align="middle" fo:padding="0in" fo:border="none"/>
    </style:style>
    <style:style style:name="Table2.B1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5.8819in" table:align="center"/>
    </style:style>
    <style:style style:name="Table8.A" style:family="table-column">
      <style:table-column-properties style:column-width="1.8625in"/>
    </style:style>
    <style:style style:name="Table8.B" style:family="table-column">
      <style:table-column-properties style:column-width="4.0194in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9in" table:align="center"/>
    </style:style>
    <style:style style:name="Table9.A" style:family="table-column">
      <style:table-column-properties style:column-width="1.8625in"/>
    </style:style>
    <style:style style:name="Table9.B" style:family="table-column">
      <style:table-column-properties style:column-width="4.0194in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" style:family="table">
      <style:table-properties style:width="5.8819in" table:align="center"/>
    </style:style>
    <style:style style:name="Table14.A" style:family="table-column">
      <style:table-column-properties style:column-width="1.8625in"/>
    </style:style>
    <style:style style:name="Table14.B" style:family="table-column">
      <style:table-column-properties style:column-width="4.0194in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" style:family="table">
      <style:table-properties style:width="5.8819in" table:align="center"/>
    </style:style>
    <style:style style:name="Table11.A" style:family="table-column">
      <style:table-column-properties style:column-width="1.8625in"/>
    </style:style>
    <style:style style:name="Table11.B" style:family="table-column">
      <style:table-column-properties style:column-width="4.0194in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" style:family="table">
      <style:table-properties style:width="6in" fo:margin-left="0.5146in" fo:margin-right="0.4104in" table:align="margins"/>
    </style:style>
    <style:style style:name="Table12.A" style:family="table-column">
      <style:table-column-properties style:column-width="6in" style:rel-column-width="65535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="0.05pt solid #0000ff"/>
    </style:style>
    <style:style style:name="Table12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5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cc00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Body">
      <style:paragraph-properties fo:margin-left="0in" fo:margin-right="0in" fo:text-indent="0in" style:auto-text-indent="false"/>
    </style:style>
    <style:style style:name="P8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9" style:family="paragraph" style:parent-style-name="Method_20_Body">
      <style:paragraph-properties fo:margin-left="0in" fo:margin-right="0in" fo:text-indent="0in" style:auto-text-indent="false" fo:break-before="page"/>
    </style:style>
    <style:style style:name="P10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11" style:family="paragraph" style:parent-style-name="Code_20_Listing">
      <style:paragraph-properties fo:break-before="page"/>
      <style:text-properties fo:color="#000080"/>
    </style:style>
    <style:style style:name="P12" style:family="paragraph" style:parent-style-name="Method_20_Code_20_Listing">
      <style:paragraph-properties fo:break-before="page"/>
      <style:text-properties fo:color="#000080"/>
    </style:style>
    <style:style style:name="P13" style:family="paragraph" style:parent-style-name="Method_20_Body">
      <style:paragraph-properties fo:break-before="page"/>
    </style:style>
    <style:style style:name="P14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6" style:family="paragraph" style:parent-style-name="Method_20_Body">
      <style:paragraph-properties fo:margin-left="0.4925in" fo:margin-right="0in" fo:text-indent="0in" style:auto-text-indent="false"/>
    </style:style>
    <style:style style:name="P17" style:family="paragraph" style:parent-style-name="Method_20_Body">
      <style:paragraph-properties fo:margin-left="0.9846in" fo:margin-right="0in" fo:text-indent="0in" style:auto-text-indent="false"/>
    </style:style>
    <style:style style:name="P18" style:family="paragraph" style:parent-style-name="Method_20_Code_20_Listing">
      <style:text-properties fo:color="#000080"/>
    </style:style>
    <style:style style:name="P19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21" style:family="paragraph" style:parent-style-name="Method_20_Body">
      <style:text-properties fo:font-weight="bold" style:font-weight-asian="bold" style:font-weight-complex="bold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Method_20_Listing_20_Title">
      <style:paragraph-properties fo:margin-left="0in" fo:margin-right="0in" fo:text-indent="0in" style:auto-text-indent="false"/>
      <style:text-properties officeooo:paragraph-rsid="00149620"/>
    </style:style>
    <style:style style:name="P24" style:family="paragraph" style:parent-style-name="Standard" style:list-style-name="L1"/>
    <style:style style:name="P25" style:family="paragraph" style:parent-style-name="Criteria_20_Body" style:list-style-name="L1"/>
    <style:style style:name="P2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49620" fo:background-color="#0000ff" style:font-weight-asian="normal" style:font-weight-complex="bold"/>
    </style:style>
    <style:style style:name="P27" style:family="paragraph" style:parent-style-name="Table_20_Contents">
      <style:text-properties fo:font-size="11pt" fo:font-weight="bold" officeooo:rsid="001cc3df" officeooo:paragraph-rsid="00149620" fo:background-color="transparent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font-size="11pt" fo:font-weight="bold" officeooo:rsid="00153b51" officeooo:paragraph-rsid="00153b51" fo:background-color="transparent" style:font-size-asian="11pt" style:font-weight-asian="bold" style:font-size-complex="11pt" style:font-weight-complex="bold"/>
    </style:style>
    <style:style style:name="P29" style:family="paragraph" style:parent-style-name="Method_20_Title">
      <style:paragraph-properties fo:break-before="page"/>
    </style:style>
    <style:style style:name="P30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1" style:family="paragraph" style:parent-style-name="Method_20_Body" style:list-style-name="L2"/>
    <style:style style:name="P32" style:family="paragraph" style:parent-style-name="Method_20_Body" style:list-style-name="L3"/>
    <style:style style:name="P33" style:family="paragraph" style:parent-style-name="Method_20_Body" style:list-style-name="L4"/>
    <style:style style:name="P34" style:family="paragraph" style:parent-style-name="Method_20_Body" style:list-style-name="L5"/>
    <style:style style:name="P35" style:family="paragraph" style:parent-style-name="Method_20_Body" style:list-style-name="L6"/>
    <style:style style:name="P36" style:family="paragraph" style:parent-style-name="Method_20_Body" style:list-style-name="L7"/>
    <style:style style:name="P37" style:family="paragraph" style:parent-style-name="Method_20_Body" style:list-style-name="L8"/>
    <style:style style:name="P38" style:family="paragraph" style:parent-style-name="Method_20_Body" style:list-style-name="L9"/>
    <style:style style:name="P39" style:family="paragraph" style:parent-style-name="Method_20_Body" style:list-style-name="L10"/>
    <style:style style:name="P40" style:family="paragraph" style:parent-style-name="Method_20_Body">
      <style:text-properties fo:color="#0000ff" style:font-name="Liberation Sans" fo:font-size="10.5pt" fo:font-weight="normal" officeooo:rsid="001cc3df" officeooo:paragraph-rsid="00149620" style:font-name-asian="Monospace" style:font-size-asian="10.5pt" style:font-weight-asian="normal" style:font-name-complex="Monospace" style:font-size-complex="10.5pt" style:font-weight-complex="normal"/>
    </style:style>
    <style:style style:name="P41" style:family="paragraph" style:parent-style-name="Method_20_Body">
      <style:text-properties officeooo:paragraph-rsid="00149620"/>
    </style:style>
    <style:style style:name="P42" style:family="paragraph" style:parent-style-name="Method_20_Body" style:list-style-name="L10">
      <style:paragraph-properties fo:margin-left="0in" fo:margin-right="0in" fo:text-indent="0in" style:auto-text-indent="false"/>
    </style:style>
    <style:style style:name="P43" style:family="paragraph" style:parent-style-name="Cod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style:font-size-asian="11pt" style:font-style-asian="normal" style:font-size-complex="11pt" style:font-style-complex="normal"/>
    </style:style>
    <style:style style:name="T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cc3df"/>
    </style:style>
    <style:style style:name="T11" style:family="text">
      <style:text-properties officeooo:rsid="00149620"/>
    </style:style>
    <style:style style:name="T12" style:family="text">
      <style:text-properties officeooo:rsid="00153b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CliParameters</text:h>
      <text:p text:style-name="Class_20_Description"/>
      <text:p text:style-name="Class_20_Description">The <text:span text:style-name="Class_20_Variables">CliParameters</text:span> class provides various means for parsing the command line parameters.</text:p>
      <text:p text:style-name="Class_20_Description"/>
      <text:h text:style-name="Criteria_20_Title" text:outline-level="2">Design criteria and considerations.</text:h>
      <text:p text:style-name="Criteria_20_Body"/>
      <text:list xml:id="list4212595979238404148" text:style-name="L1">
        <text:list-item>
          <text:p text:style-name="P24">Uses the <text:span text:style-name="Class_20_Variables">Library</text:span> namespace;</text:p>
        </text:list-item>
        <text:list-item>
          <text:p text:style-name="P25"><text:span text:style-name="Class_20_Variables"><text:span text:style-name="T8">Uses the </text:span></text:span><text:span text:style-name="Class_20_Variables">Error</text:span> class to provide codes and messages for the <text:span text:style-name="Class_20_Variables">Exception</text:span> class;</text:p>
        </text:list-item>
        <text:list-item>
          <text:p text:style-name="P24">Uses the <text:span text:style-name="T7">CliParameters</text:span><text:span text:style-name="Class_20_Variables">\Exception</text:span> class to throw exceptions on errors.</text:p>
        </text:list-item>
      </text:list>
      <text:p text:style-name="Standard"/>
      <text:h text:style-name="P23" text:outline-level="4"/>
      <text:h text:style-name="P23" text:outline-level="4"><text:span text:style-name="T10">Dependencie</text:span>s</text:h>
      <text:p text:style-name="P41"/>
      <text:p text:style-name="P41">The <text:span text:style-name="Class_20_Variables"><text:span text:style-name="T11">CliParameters</text:span></text:span> class contains the following <text:span text:style-name="T10">external dependencies</text:span>:</text:p>
      <text:p text:style-name="P4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6">Class Name</text:p>
          </table:table-cell>
        </table:table-row>
        <table:table-row>
          <table:table-cell table:style-name="Table12.A2" office:value-type="string">
            <text:p text:style-name="P27"><text:span text:style-name="T12">Library\CliParameters</text:span>\Exception</text:p>
          </table:table-cell>
        </table:table-row>
        <table:table-row>
          <table:table-cell table:style-name="Table12.A2" office:value-type="string">
            <text:p text:style-name="P28">Library\Error</text:p>
          </table:table-cell>
        </table:table-row>
      </table:table>
      <text:p text:style-name="P40"/>
      <text:h text:style-name="P22" text:outline-level="4">Static Class Properties</text:h>
      <text:h text:style-name="Criteria_20_Title" text:outline-level="2"/>
      <text:p text:style-name="Method_20_Body">The <text:span text:style-name="Class_20_Variables">CliParameters</text:span> class contains the following static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y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6">$parameters</text:p>
          </table:table-cell>
          <table:table-cell table:style-name="MethodTable.B5" office:value-type="string">
            <text:p text:style-name="P7">Command line parameters array.</text:p>
          </table:table-cell>
        </table:table-row>
        <table:table-row>
          <table:table-cell table:style-name="MethodTable.A2" office:value-type="string">
            <text:p text:style-name="P6">$argc</text:p>
          </table:table-cell>
          <table:table-cell table:style-name="MethodTable.B5" office:value-type="string">
            <text:p text:style-name="P7">Copy of the ARGC array.</text:p>
          </table:table-cell>
        </table:table-row>
        <table:table-row>
          <table:table-cell table:style-name="MethodTable.A2" office:value-type="string">
            <text:p text:style-name="P6">$argv</text:p>
          </table:table-cell>
          <table:table-cell table:style-name="MethodTable.B5" office:value-type="string">
            <text:p text:style-name="P7">Copy of the ARGV array.</text:p>
          </table:table-cell>
        </table:table-row>
        <table:table-row>
          <table:table-cell table:style-name="MethodTable.A2" office:value-type="string">
            <text:p text:style-name="P6">$initialized</text:p>
          </table:table-cell>
          <table:table-cell table:style-name="MethodTable.B5" office:value-type="string">
            <text:p text:style-name="P8">True if already initialized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CliParameters</text:span> class defines the following static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4"><text:a xlink:type="simple" xlink:href="#initialize" text:style-name="Internet_20_link" text:visited-style-name="Visited_20_Internet_20_Link"><text:span text:style-name="T1">initialize</text:span></text:a></text:p>
          </table:table-cell>
          <table:table-cell table:style-name="Table3.B12" office:value-type="string">
            <text:p text:style-name="P7">Parse the command line parameters and return as an associative array.</text:p>
          </table:table-cell>
        </table:table-row>
        <table:table-row>
          <table:table-cell table:style-name="Table3.A2" office:value-type="string">
            <text:p text:style-name="P5"><text:a xlink:type="simple" xlink:href="#applicationName" text:style-name="Internet_20_link" text:visited-style-name="Visited_20_Internet_20_Link">applicationName</text:a></text:p>
          </table:table-cell>
          <table:table-cell table:style-name="Table3.B12" office:value-type="string">
            <text:p text:style-name="P7">Parse the command line parameters and return the application basename.</text:p>
          </table:table-cell>
        </table:table-row>
        <table:table-row>
          <table:table-cell table:style-name="Table3.A2" office:value-type="string">
            <text:p text:style-name="P5"><text:a xlink:type="simple" xlink:href="#applicationPath" text:style-name="Internet_20_link" text:visited-style-name="Visited_20_Internet_20_Link">applicationPath</text:a></text:p>
          </table:table-cell>
          <table:table-cell table:style-name="Table3.B12" office:value-type="string">
            <text:p text:style-name="P9">Parse the application name and return the path to the application file.</text:p>
          </table:table-cell>
        </table:table-row>
        <table:table-row>
          <table:table-cell table:style-name="Table3.A2" office:value-type="string">
            <text:h text:style-name="P30" text:outline-level="5"><text:a xlink:type="simple" xlink:href="#setArgs" text:style-name="Internet_20_link" text:visited-style-name="Visited_20_Internet_20_Link">setArgs</text:a></text:h>
          </table:table-cell>
          <table:table-cell table:style-name="Table3.B12" office:value-type="string">
            <text:p text:style-name="P7">Parse the command line parameters and return as an associative array.</text:p>
          </table:table-cell>
        </table:table-row>
        <table:table-row>
          <table:table-cell table:style-name="Table3.A2" office:value-type="string">
            <text:p text:style-name="P5"><text:a xlink:type="simple" xlink:href="#parameterValue" text:style-name="Internet_20_link" text:visited-style-name="Visited_20_Internet_20_Link">parameterValue</text:a></text:p>
          </table:table-cell>
          <table:table-cell table:style-name="Table3.B12" office:value-type="string">
            <text:p text:style-name="P7">Get the value of the specified parameter from the parameter array, or return the default value supplied for the field.</text:p>
          </table:table-cell>
        </table:table-row>
        <table:table-row>
          <table:table-cell table:style-name="Table3.A2" office:value-type="string">
            <text:h text:style-name="P30" text:outline-level="5"><text:a xlink:type="simple" xlink:href="#parameterExists" text:style-name="Internet_20_link" text:visited-style-name="Visited_20_Internet_20_Link">parameterExists</text:a></text:h>
          </table:table-cell>
          <table:table-cell table:style-name="Table3.B12" office:value-type="string">
            <text:p text:style-name="P7">Find out if the parameter name is in the parameter array.</text:p>
          </table:table-cell>
        </table:table-row>
        <table:table-row>
          <table:table-cell table:style-name="Table3.A2" office:value-type="string">
            <text:h text:style-name="P30" text:outline-level="5"><text:a xlink:type="simple" xlink:href="#parameters" text:style-name="Internet_20_link" text:visited-style-name="Visited_20_Internet_20_Link">parameters</text:a></text:h>
          </table:table-cell>
          <table:table-cell table:style-name="Table3.B12" office:value-type="string">
            <text:p text:style-name="Method_20_Table_20_Description">Returns a copy of the <text:span text:style-name="Class_20_Variables">$parameters</text:span> class array variable.</text:p>
          </table:table-cell>
        </table:table-row>
        <table:table-row>
          <table:table-cell table:style-name="Table3.A2" office:value-type="string">
            <text:h text:style-name="P30" text:outline-level="5"><text:a xlink:type="simple" xlink:href="#argv" text:style-name="Internet_20_link" text:visited-style-name="Visited_20_Internet_20_Link">argv</text:a></text:h>
          </table:table-cell>
          <table:table-cell table:style-name="Table3.B12" office:value-type="string">
            <text:p text:style-name="P7">Get and /or set the <text:span text:style-name="Class_20_Variables">$argv</text:span> class array variable.</text:p>
          </table:table-cell>
        </table:table-row>
        <table:table-row>
          <table:table-cell table:style-name="Table3.A2" office:value-type="string">
            <text:p text:style-name="P5"><text:a xlink:type="simple" xlink:href="#argc" text:style-name="Internet_20_link" text:visited-style-name="Visited_20_Internet_20_Link">argc</text:a></text:p>
          </table:table-cell>
          <table:table-cell table:style-name="Table3.B12" office:value-type="string">
            <text:p text:style-name="P7">Get and/or set the parameter count variable.</text:p>
          </table:table-cell>
        </table:table-row>
        <table:table-row>
          <table:table-cell table:style-name="Table3.A2" office:value-type="string">
            <text:p text:style-name="P5"><text:a xlink:type="simple" xlink:href="#reset" text:style-name="Internet_20_link" text:visited-style-name="Visited_20_Internet_20_Link">reset</text:a></text:p>
          </table:table-cell>
          <table:table-cell table:style-name="Table3.B12" office:value-type="string">
            <text:p text:style-name="P7">Reset the args and parameters array.</text:p>
          </table:table-cell>
        </table:table-row>
        <table:table-row>
          <table:table-cell table:style-name="Table3.A2" office:value-type="string">
            <text:p text:style-name="P5"><text:a xlink:type="simple" xlink:href="#altCliParameters" text:style-name="Internet_20_link" text:visited-style-name="Visited_20_Internet_20_Link">altCliParameters</text:a></text:p>
          </table:table-cell>
          <table:table-cell table:style-name="Table3.B12" office:value-type="string">
            <text:p text:style-name="P7">An alternative entry point allowing a string to be passed in and parsed as if it was typed on the console.</text:p>
          </table:table-cell>
        </table:table-row>
      </table:table>
      <text:p text:style-name="Method_20_Body"/>
      <text:p text:style-name="P7"/>
      <text:h text:style-name="P29" text:outline-level="5"><text:bookmark-start text:name="initialize"/>initialize<text:bookmark-end text:name="initialize"/></text:h>
      <text:p text:style-name="Method_20_Body"/>
      <text:p text:style-name="Method_20_Body">Parse the command line parameters and return as an associative array.</text:p>
      <text:p text:style-name="Method_20_Body"/>
      <text:p text:style-name="P21">Algorithm</text:p>
      <text:list xml:id="list2649585447382342661" text:style-name="L2">
        <text:list-item>
          <text:p text:style-name="P31">Accept parameter <text:span text:style-name="Class_20_Variables">largc</text:span> as the optional count of arguments in <text:span text:style-name="Class_20_Variables">largv</text:span>;</text:p>
        </text:list-item>
        <text:list-item>
          <text:p text:style-name="P31">accept parameter <text:span text:style-name="Class_20_Variables">largv</text:span> as the optional array of command line arguments;</text:p>
        </text:list-item>
        <text:list-item>
          <text:p text:style-name="P31">call the <text:span text:style-name="Class_20_Variables">Reset</text:span> method of the current class;</text:p>
        </text:list-item>
        <text:list-item>
          <text:p text:style-name="P31">if <text:span text:style-name="Class_20_Variables">largc</text:span> is not a string goto step <text:span text:style-name="Class_20_Variables"><text:span text:style-name="T2">8</text:span></text:span>;</text:p>
        </text:list-item>
        <text:list-item>
          <text:p text:style-name="P31">pass <text:span text:style-name="Class_20_Variables">largc</text:span> to the <text:span text:style-name="Class_20_Variables">altCliParameters</text:span> method of the current class;</text:p>
        </text:list-item>
        <text:list-item>
          <text:p text:style-name="P31">set <text:span text:style-name="Class_20_Variables">largc</text:span> to null;</text:p>
        </text:list-item>
        <text:list-item>
          <text:p text:style-name="P31">set <text:span text:style-name="Class_20_Variables">largv</text:span> to null;</text:p>
        </text:list-item>
        <text:list-item>
          <text:p text:style-name="P31">pass <text:span text:style-name="Class_20_Variables">largc</text:span> to the <text:span text:style-name="Class_20_Variables">argc</text:span> method of the current class and store the result in <text:span text:style-name="Class_20_Variables">largc</text:span>;</text:p>
        </text:list-item>
        <text:list-item>
          <text:p text:style-name="P31">pass <text:span text:style-name="Class_20_Variables">largv</text:span> to the <text:span text:style-name="Class_20_Variables">argv</text:span> method of the current class and store the result in <text:span text:style-name="Class_20_Variables">largv</text:span>;</text:p>
        </text:list-item>
        <text:list-item>
          <text:p text:style-name="P31">if <text:span text:style-name="Class_20_Variables">largc</text:span> and <text:span text:style-name="Class_20_Variables">largv</text:span> are not both null, goto step <text:span text:style-name="T4">14</text:span>;</text:p>
        </text:list-item>
        <text:list-item>
          <text:p text:style-name="P31">if '<text:span text:style-name="Class_20_Variables"><text:span text:style-name="T3">argc'</text:span></text:span> does not exist as a key in the <text:span text:style-name="Class_20_Variables"><text:span text:style-name="T2">PHP $_SERVER</text:span></text:span> array, goto <text:span text:style-name="T4">14</text:span>;</text:p>
        </text:list-item>
        <text:list-item>
          <text:p text:style-name="P31">pass the <text:span text:style-name="T4">PHP $_SERVER</text:span> value of <text:span text:style-name="Class_20_Variables"><text:span text:style-name="T3">'argc'</text:span></text:span> to the <text:span text:style-name="Class_20_Variables">argc</text:span> method of the current class and store the result in <text:span text:style-name="Class_20_Variables">largc</text:span>;</text:p>
        </text:list-item>
        <text:list-item>
          <text:p text:style-name="P31">pass the <text:span text:style-name="T4">PHP $_SERVER</text:span> value of <text:span text:style-name="Class_20_Variables"><text:span text:style-name="T3">'argv'</text:span></text:span> to the <text:span text:style-name="Class_20_Variables">argv</text:span> method of the current class and store the result in <text:span text:style-name="Class_20_Variables">largv</text:span>;</text:p>
        </text:list-item>
        <text:list-item>
          <text:p text:style-name="P31">if <text:span text:style-name="Class_20_Variables">largc</text:span> is not equal to the count of elements in <text:span text:style-name="Class_20_Variables">largv</text:span>, goto step <text:span text:style-name="T4">16</text:span>;</text:p>
        </text:list-item>
        <text:list-item>
          <text:p text:style-name="P31">exit with error;</text:p>
        </text:list-item>
        <text:list-item>
          <text:p text:style-name="P31">set <text:span text:style-name="Class_20_Variables">index</text:span> to 1;</text:p>
        </text:list-item>
        <text:list-item>
          <text:p text:style-name="P31">if the length of the <text:span text:style-name="Class_20_Variables">index</text:span> value of <text:span text:style-name="Class_20_Variables">largv</text:span> is less than 1, goto step <text:span text:style-name="T4">15</text:span>;</text:p>
        </text:list-item>
        <text:list-item>
          <text:p text:style-name="P31">locate the '=' character in the <text:span text:style-name="Class_20_Variables">index</text:span> value of <text:span text:style-name="Class_20_Variables">largv</text:span>;</text:p>
        </text:list-item>
        <text:list-item>
          <text:p text:style-name="P31">if the '=' character is not found, goto step <text:span text:style-name="T4">23</text:span>;</text:p>
        </text:list-item>
        <text:list-item>
          <text:p text:style-name="P31">extract the string to the left of the '=' character in the <text:span text:style-name="Class_20_Variables">index</text:span> value of <text:span text:style-name="Class_20_Variables">largv</text:span> and assign to <text:span text:style-name="Class_20_Variables">key</text:span>;</text:p>
        </text:list-item>
        <text:list-item>
          <text:p text:style-name="P31">extract the string to the right of the '=' character in the <text:span text:style-name="Class_20_Variables">index</text:span> value of <text:span text:style-name="Class_20_Variables">largv</text:span> and assign to <text:span text:style-name="Class_20_Variables">value</text:span>;</text:p>
        </text:list-item>
        <text:list-item>
          <text:p text:style-name="P31">goto step <text:span text:style-name="T4">28</text:span>;</text:p>
        </text:list-item>
        <text:list-item>
          <text:p text:style-name="P31">assign the <text:span text:style-name="Class_20_Variables">index</text:span> value of <text:span text:style-name="Class_20_Variables">largv</text:span> to key;</text:p>
        </text:list-item>
        <text:list-item>
          <text:p text:style-name="P31">if the <text:span text:style-name="Class_20_Variables">index</text:span> is greater than or equal to the number of elements in <text:span text:style-name="Class_20_Variables">largv</text:span>, goto step <text:span text:style-name="T4">27</text:span>;</text:p>
        </text:list-item>
        <text:list-item>
          <text:p text:style-name="P31">set <text:span text:style-name="Class_20_Variables">value</text:span> to 1;</text:p>
        </text:list-item>
        <text:list-item>
          <text:p text:style-name="P31">goto step <text:span text:style-name="T4">28</text:span>;</text:p>
        </text:list-item>
        <text:list-item>
          <text:p text:style-name="P31">set <text:span text:style-name="Class_20_Variables">value</text:span> to the value in the the <text:span text:style-name="Class_20_Variables">(index + 1)</text:span> value of <text:span text:style-name="Class_20_Variables">largv</text:span>;</text:p>
        </text:list-item>
        <text:list-item>
          <text:p text:style-name="P31">set characters in <text:span text:style-name="Class_20_Variables">key</text:span> to lower case;</text:p>
        </text:list-item>
        <text:list-item>
          <text:p text:style-name="P31">store <text:span text:style-name="Class_20_Variables">value</text:span> in the <text:span text:style-name="Class_20_Variables">parameters</text:span> class property array at location <text:span text:style-name="Class_20_Variables">key</text:span>;</text:p>
        </text:list-item>
        <text:list-item>
          <text:p text:style-name="P31">increment <text:span text:style-name="Class_20_Variables">index</text:span> by 1;</text:p>
        </text:list-item>
        <text:list-item>
          <text:p text:style-name="P31">if <text:span text:style-name="Class_20_Variables">index</text:span> is less than <text:span text:style-name="Class_20_Variables">largc</text:span>, goto step <text:span text:style-name="T4">17</text:span>;</text:p>
        </text:list-item>
        <text:list-item>
          <text:p text:style-name="P31">set the <text:span text:style-name="Class_20_Variables">initialized</text:span> class property to true;</text:p>
        </text:list-item>
        <text:list-item>
          <text:p text:style-name="P31">return <text:span text:style-name="Class_20_Variables">parameters</text:span>.</text:p>
          <text:p text:style-name="P31"/>
        </text:list-item>
      </text:list>
      <text:p text:style-name="P21"/>
      <text:p text:style-name="P14">Implementation</text:p>
      <text:p text:style-name="Method_20_Body"/>
      <text:p text:style-name="P18">/**</text:p>
      <text:p text:style-name="P18"><text:s/>* initialize.</text:p>
      <text:p text:style-name="P18"><text:s/>*</text:p>
      <text:p text:style-name="P18"><text:s/>* Parse the command line parameters and return as an associative array.</text:p>
      <text:p text:style-name="P18"><text:s/>* <text:span text:style-name="T4">@param</text:span> string $largc = (optional) count of arguments in argv</text:p>
      <text:p text:style-name="P18"><text:s/>* <text:span text:style-name="T4">@param</text:span> array $largv = (optional) command line arguments</text:p>
      <text:p text:style-name="P18"><text:s/>* <text:span text:style-name="T4">@return</text:span> array[string]string associative array containing cli parameters</text:p>
      <text:p text:style-name="P18"><text:s/>* <text:span text:style-name="T4">@throws</text:span> CliParameters\Exception</text:p>
      <text:p text:style-name="P18"><text:s/>*/</text:p>
      <text:p text:style-name="P18">public static function initialize($largc=null, $largv=null)</text:p>
      <text:p text:style-name="P18">{</text:p>
      <text:p text:style-name="P18"><text:tab/>static::Reset();</text:p>
      <text:p text:style-name="P18"/>
      <text:p text:style-name="P18"><text:tab/>if (is_string($largc))</text:p>
      <text:p text:style-name="P18"><text:tab/>{</text:p>
      <text:p text:style-name="P18"><text:tab/><text:tab/>static::altCliParameters($largc);</text:p>
      <text:p text:style-name="P18"><text:tab/><text:tab/>$largc = null;</text:p>
      <text:p text:style-name="P18"><text:tab/><text:tab/>$largv = null;</text:p>
      <text:p text:style-name="P18"><text:tab/>}</text:p>
      <text:p text:style-name="P18"/>
      <text:p text:style-name="P18"><text:tab/>$largc = static::argc($largc);</text:p>
      <text:p text:style-name="P18"><text:tab/>$largv = static::argv($largv);</text:p>
      <text:p text:style-name="P18"/>
      <text:p text:style-name="P18"><text:tab/>if (($largc == null) &amp;&amp; ($largv == null))</text:p>
      <text:p text:style-name="P18"><text:tab/>{</text:p>
      <text:p text:style-name="P18"><text:tab/><text:tab/>if (array_key_exists('argc', $_SERVER))</text:p>
      <text:p text:style-name="P18"><text:tab/><text:tab/>{</text:p>
      <text:p text:style-name="P18"><text:tab/><text:tab/><text:tab/>$largc = static::argc($_SERVER['argc']);</text:p>
      <text:p text:style-name="P18"><text:tab/><text:tab/><text:tab/>$largv = static::argv($_SERVER['argv']);</text:p>
      <text:p text:style-name="P18"><text:tab/><text:tab/>}</text:p>
      <text:p text:style-name="P18"><text:tab/>}</text:p>
      <text:p text:style-name="P18"/>
      <text:p text:style-name="P18"><text:tab/>if (($largc &lt; 1) || ($largc != count($largv)))</text:p>
      <text:p text:style-name="P18"><text:tab/>{</text:p>
      <text:p text:style-name="P18"><text:tab/><text:tab/>throw new</text:p>
      <text:p text:style-name="P18"><text:tab/><text:tab/><text:tab/>CliParameters\Exception(Error::code('MissingParametersArray'));</text:p>
      <text:p text:style-name="P18"><text:tab/>}</text:p>
      <text:p text:style-name="P18"/>
      <text:p text:style-name="P18"><text:tab/>$index = 1;</text:p>
      <text:p text:style-name="P18"><text:tab/><text:span text:style-name="T6">do</text:span></text:p>
      <text:p text:style-name="P18"><text:tab/>{</text:p>
      <text:p text:style-name="P18"><text:tab/><text:tab/>if (strlen($largv[$index]) &lt; 1)</text:p>
      <text:p text:style-name="P18"><text:tab/><text:tab/>{</text:p>
      <text:p text:style-name="P18"><text:tab/><text:tab/><text:tab/>throw new</text:p>
      <text:p text:style-name="P18"><text:s/><text:tab/><text:tab/><text:tab/> <text:s text:c="5"/>CliParameters\Exception(Error::code('InvalidStringSize'));</text:p>
      <text:p text:style-name="P18"><text:tab/> <text:s/><text:tab/>}</text:p>
      <text:p text:style-name="P18"/>
      <text:p text:style-name="P18"/>
      <text:p text:style-name="P18"/>
      <text:p text:style-name="P18"/>
      <text:p text:style-name="P12"><text:tab/> <text:s text:c="3"/><text:tab/>if (strpos($largv[$index], '='))</text:p>
      <text:p text:style-name="P18"><text:tab/> <text:s text:c="3"/><text:tab/>{</text:p>
      <text:p text:style-name="P18"><text:tab/> <text:s text:c="5"/><text:tab/><text:tab/>list($key, $value) = explode('=', trim($largv[$index]));</text:p>
      <text:p text:style-name="P18"><text:tab/> <text:s text:c="3"/><text:tab/>}</text:p>
      <text:p text:style-name="P18"><text:tab/> <text:s text:c="3"/><text:tab/>else</text:p>
      <text:p text:style-name="P18"><text:tab/> <text:s text:c="3"/><text:tab/>{</text:p>
      <text:p text:style-name="P18"><text:tab/> <text:s text:c="3"/><text:tab/><text:tab/>$key = $largv[$index];</text:p>
      <text:p text:style-name="P18"><text:tab/><text:tab/><text:tab/>$value = (($index + 1) &lt; count($largv)) ? $largv[++$index] : 1;</text:p>
      <text:p text:style-name="P18"><text:tab/> <text:s text:c="3"/><text:tab/>}</text:p>
      <text:p text:style-name="P18"/>
      <text:p text:style-name="P18"><text:tab/> <text:s text:c="3"/><text:tab/>static::$parameters[strtolower($key)] = $value;</text:p>
      <text:p text:style-name="P18"/>
      <text:p text:style-name="P18"><text:tab/> <text:s text:c="3"/><text:tab/>$index++;</text:p>
      <text:p text:style-name="P18"><text:tab/>}</text:p>
      <text:p text:style-name="P19"><text:tab/>while ($index &lt;= ($largc - 1));</text:p>
      <text:p text:style-name="P18"/>
      <text:p text:style-name="P18"><text:tab/>static::$initialized = true;</text:p>
      <text:p text:style-name="P18"><text:tab/>return static::$parameters;</text:p>
      <text:p text:style-name="P10"><text:tab/>}</text:p>
      <text:p text:style-name="Method_20_Body"/>
      <text:p text:style-name="P21">Narrative</text:p>
      <text:p text:style-name="Method_20_Body"/>
      <text:p text:style-name="Method_20_Body">The <text:span text:style-name="Class_20_Variables">initialize</text:span> method expects two, optional parameter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arameter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5">$largc</text:p>
          </table:table-cell>
          <table:table-cell table:style-name="Table1.B3" office:value-type="string">
            <text:p text:style-name="Method_20_Table_20_Description">Count of the arguments in $largv.</text:p>
          </table:table-cell>
        </table:table-row>
        <table:table-row>
          <table:table-cell table:style-name="Table1.A2" office:value-type="string">
            <text:p text:style-name="P5">$largv</text:p>
          </table:table-cell>
          <table:table-cell table:style-name="Table1.B3" office:value-type="string">
            <text:p text:style-name="Method_20_Table_20_Description">Array containing the parsed command line arguments.</text:p>
          </table:table-cell>
        </table:table-row>
      </table:table>
      <text:p text:style-name="Method_20_Body"/>
      <text:p text:style-name="Method_20_Body">The <text:span text:style-name="Class_20_Variables">reset</text:span> method is called to reset the <text:span text:style-name="Class_20_Variables">$argc</text:span>, <text:span text:style-name="Class_20_Variables">$argv</text:span>, <text:span text:style-name="Class_20_Variables">$parameters</text:span> and <text:span text:style-name="Class_20_Variables">$initialized</text:span> class variables to their initial values.</text:p>
      <text:p text:style-name="Method_20_Body"/>
      <text:p text:style-name="Method_20_Body">If the <text:span text:style-name="Class_20_Variables">$largc</text:span> parameter is a string variable, it is passed to the <text:span text:style-name="Class_20_Variables">altCliParameters</text:span> method to process the string into the <text:span text:style-name="Class_20_Variables">$largc</text:span> and <text:span text:style-name="Class_20_Variables">$largv</text:span> class variables. <text:s/>The <text:span text:style-name="Class_20_Variables">$largc</text:span> and <text:span text:style-name="Class_20_Variables">$largv</text:span> parameters are set to null to keep from processing them a second time.</text:p>
      <text:p text:style-name="Method_20_Body"/>
      <text:p text:style-name="Method_20_Body">The <text:span text:style-name="Class_20_Variables">$largc</text:span> parameter is passed to the <text:span text:style-name="Class_20_Variables">largc</text:span> method and the result is assigned to the <text:span text:style-name="Class_20_Variables">$largc</text:span> parameter. <text:s/>Likewise, the <text:span text:style-name="Class_20_Variables">$largv</text:span> parameter is passed to the <text:span text:style-name="Class_20_Variables">largv</text:span> method and the result is assigned to the <text:span text:style-name="Class_20_Variables">$largv</text:span> parameter.</text:p>
      <text:p text:style-name="Method_20_Body"/>
      <text:p text:style-name="Method_20_Body">If the <text:span text:style-name="Class_20_Variables">$largc</text:span> and <text:span text:style-name="Class_20_Variables">$largv</text:span> parameters are both null, and the '<text:span text:style-name="Class_20_Variables">argc</text:span>' key is present in the <text:span text:style-name="Class_20_Variables">$_SERVER</text:span> global array,</text:p>
      <text:p text:style-name="Method_20_Body"/>
      <text:p text:style-name="P16"><text:span text:style-name="Class_20_Variables">$_SERVER['argc']</text:span> is passed to the <text:span text:style-name="Class_20_Variables">largc</text:span> method and the result is assigned to the <text:span text:style-name="Class_20_Variables">$largc</text:span> parameter;</text:p>
      <text:p text:style-name="P16"/>
      <text:p text:style-name="P16"><text:span text:style-name="Class_20_Variables">$_SERVER['argv']</text:span> is passed to the <text:span text:style-name="Class_20_Variables">largv</text:span> method and the result is assigned to the <text:span text:style-name="Class_20_Variables">$largv</text:span> parameter.</text:p>
      <text:p text:style-name="Method_20_Body"/>
      <text:p text:style-name="Method_20_Body">If the <text:span text:style-name="Class_20_Variables">$largc</text:span> parameter is less than 1, or the <text:span text:style-name="Class_20_Variables">$largc</text:span> parameter is not the same as the number of elements in the <text:span text:style-name="Class_20_Variables">$largv</text:span> parameter array, an exception is thrown.</text:p>
      <text:p text:style-name="Method_20_Body"/>
      <text:p text:style-name="Method_20_Body"><text:soft-page-break/>The <text:span text:style-name="Class_20_Variables">$index</text:span> method variable is initialized to 1, and a control loop is entered:</text:p>
      <text:p text:style-name="Method_20_Body"/>
      <text:p text:style-name="P16">If the length of the string in the indexed <text:span text:style-name="Class_20_Variables">$largv</text:span> class variable array is less than 1, an exception is thrown.</text:p>
      <text:p text:style-name="P16"/>
      <text:p text:style-name="P16">The indexed array item is searched for an equals ('<text:span text:style-name="Class_20_Variables">=</text:span>') sign.</text:p>
      <text:p text:style-name="P16"/>
      <text:p text:style-name="P16">If an equals sign is in the string,</text:p>
      <text:p text:style-name="P16"/>
      <text:p text:style-name="P17">The indexed array element is exploded into two parts around the equals sign: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$key</text:p>
          </table:table-cell>
          <table:table-cell table:style-name="Table2.B2" office:value-type="string">
            <text:p text:style-name="Method_20_Table_20_Description">The argument name.</text:p>
          </table:table-cell>
        </table:table-row>
        <table:table-row>
          <table:table-cell table:style-name="Table2.A1" office:value-type="string">
            <text:p text:style-name="P5">$value</text:p>
          </table:table-cell>
          <table:table-cell table:style-name="Table2.B2" office:value-type="string">
            <text:p text:style-name="Method_20_Table_20_Description">The argument value.</text:p>
          </table:table-cell>
        </table:table-row>
      </table:table>
      <text:p text:style-name="P17"/>
      <text:p text:style-name="P16">Otherwise,</text:p>
      <text:p text:style-name="P17"/>
      <text:p text:style-name="P17">If the <text:span text:style-name="Class_20_Variables">$key</text:span> method variable is assigned the value of the indexed <text:span text:style-name="Class_20_Variables">$largv</text:span> element;</text:p>
      <text:p text:style-name="P17"/>
      <text:p text:style-name="P17">The <text:span text:style-name="Class_20_Variables">$index</text:span> method variable is incremented. <text:s/>If the <text:span text:style-name="Class_20_Variables">$index</text:span> method variable is less than the number of items in the <text:span text:style-name="Class_20_Variables">$largv</text:span> class array variable, the indexed element is assigned to the <text:span text:style-name="Class_20_Variables">$value</text:span> method variable. <text:s/>Otherwise, the <text:span text:style-name="Class_20_Variables">$value</text:span> method variable is assigned a value of 1.</text:p>
      <text:p text:style-name="P17"/>
      <text:p text:style-name="P16">The <text:span text:style-name="Class_20_Variables">$key</text:span> method variable is converted to lowercase characters and the result is used as the key to place the <text:span text:style-name="Class_20_Variables">$value</text:span> method variable in the <text:span text:style-name="Class_20_Variables">$parameters</text:span> class array variable.</text:p>
      <text:p text:style-name="P16"/>
      <text:p text:style-name="P16">The <text:span text:style-name="Class_20_Variables">$index</text:span> method variable is incremented and the control loop is exited if the new value is greater than the number of items in <text:span text:style-name="Class_20_Variables">$largv</text:span>.</text:p>
      <text:p text:style-name="P16"/>
      <text:p text:style-name="Method_20_Body">The <text:span text:style-name="Class_20_Variables">$initialized</text:span> class variable is set to true and the <text:span text:style-name="Class_20_Variables">$parameters</text:span> class variable is returned.</text:p>
      <text:p text:style-name="Method_20_Body"/>
      <text:p text:style-name="Method_20_Body"/>
      <text:h text:style-name="P29" text:outline-level="5"><text:bookmark-start text:name="applicationName"/>applicationName<text:bookmark-end text:name="applicationName"/></text:h>
      <text:p text:style-name="Method_20_Body"/>
      <text:p text:style-name="Method_20_Body">Parse the command line parameters and return the application basename.</text:p>
      <text:p text:style-name="Method_20_Body"/>
      <text:p text:style-name="P21">Algorithm</text:p>
      <text:list xml:id="list4910740942004651273" text:style-name="L3">
        <text:list-item>
          <text:p text:style-name="P32">Accept <text:span text:style-name="Class_20_Variables">largc</text:span> as the optional count of arguments in <text:span text:style-name="Class_20_Variables">largv</text:span>;</text:p>
        </text:list-item>
        <text:list-item>
          <text:p text:style-name="P32">accept<text:span text:style-name="Class_20_Variables"> largv </text:span>as an optional array containing the command line arguments;</text:p>
        </text:list-item>
        <text:list-item>
          <text:p text:style-name="P32">if the <text:span text:style-name="Class_20_Variables">initialized</text:span> class property is true, goto step <text:span text:style-name="T9">5</text:span>;</text:p>
        </text:list-item>
        <text:list-item>
          <text:p text:style-name="P32">pass <text:span text:style-name="Class_20_Variables">largc</text:span> and <text:span text:style-name="Class_20_Variables">largv</text:span> to the <text:span text:style-name="Class_20_Variables">initialize</text:span> method of the current class;</text:p>
        </text:list-item>
        <text:list-item>
          <text:p text:style-name="P32">extract and return the application name without an extension from the first element of the <text:span text:style-name="Class_20_Variables">argv</text:span> class array property.</text:p>
          <text:p text:style-name="P32"/>
        </text:list-item>
      </text:list>
      <text:p text:style-name="P21">Implementation</text:p>
      <text:p text:style-name="Method_20_Body"/>
      <text:p text:style-name="P18">/**</text:p>
      <text:p text:style-name="P18"><text:s/>* applicationName.</text:p>
      <text:p text:style-name="P18"><text:s/>*</text:p>
      <text:p text:style-name="P18"><text:s/>* Parse the command line parameters and return the application basename.</text:p>
      <text:p text:style-name="P18"><text:s/>* <text:span text:style-name="T4">@param</text:span> string $largc = (optional) count of arguments in argv</text:p>
      <text:p text:style-name="P18"><text:s/>* <text:span text:style-name="T4">@param</text:span> array $largv = (optional) command line arguments</text:p>
      <text:p text:style-name="P18"><text:s/>* <text:span text:style-name="T4">@return</text:span> string application name</text:p>
      <text:p text:style-name="P18"><text:s/>*/</text:p>
      <text:p text:style-name="P18">public static function applicationName($largc=null, $largv=null)</text:p>
      <text:p text:style-name="P18">{</text:p>
      <text:p text:style-name="P18"><text:tab/>if (! static::$initialized)</text:p>
      <text:p text:style-name="P18"><text:tab/>{</text:p>
      <text:p text:style-name="P18"><text:s text:c="2"/><text:tab/><text:tab/>static::initialize($largc, $largv);</text:p>
      <text:p text:style-name="P18"><text:tab/>}</text:p>
      <text:p text:style-name="P18"/>
      <text:p text:style-name="P18"><text:s text:c="2"/><text:tab/>return basename(static::$argv[0], '.php')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applicationName</text:span> method expects two,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5">$largc</text:p>
          </table:table-cell>
          <table:table-cell table:style-name="Table4.B3" office:value-type="string">
            <text:p text:style-name="Method_20_Table_20_Description">Count of the arguments in $largv.</text:p>
          </table:table-cell>
        </table:table-row>
        <table:table-row>
          <table:table-cell table:style-name="Table4.A2" office:value-type="string">
            <text:p text:style-name="P5">$largv</text:p>
          </table:table-cell>
          <table:table-cell table:style-name="Table4.B3" office:value-type="string">
            <text:p text:style-name="Method_20_Table_20_Description">Array containing the parsed command line arguments.</text:p>
          </table:table-cell>
        </table:table-row>
      </table:table>
      <text:p text:style-name="Method_20_Body"/>
      <text:p text:style-name="Method_20_Body">If the <text:span text:style-name="Class_20_Variables">$initialized</text:span> class variable is not true, the <text:span text:style-name="Class_20_Variables">initialize</text:span> method is passed the <text:span text:style-name="Class_20_Variables">$largc</text:span> and <text:span text:style-name="Class_20_Variables">$largv</text:span> parameters to parse the command line parameters.</text:p>
      <text:p text:style-name="Method_20_Body"/>
      <text:p text:style-name="Method_20_Body">The <text:span text:style-name="T4">PHP basename</text:span> function is called to return the application name from the first item in the <text:span text:style-name="Class_20_Variables">$argv</text:span> class array property, without the name extension.</text:p>
      <text:p text:style-name="Method_20_Body"/>
      <text:p text:style-name="Method_20_Body"/>
      <text:h text:style-name="P29" text:outline-level="5"><text:bookmark-start text:name="applicationPath"/>applicationPath<text:bookmark-end text:name="applicationPath"/></text:h>
      <text:p text:style-name="Method_20_Body"/>
      <text:p text:style-name="Method_20_Body">Parse the application name and return the path to the application file.</text:p>
      <text:p text:style-name="Method_20_Body"/>
      <text:p text:style-name="P21">Algorithm</text:p>
      <text:list xml:id="list144448411479256" text:continue-list="list4910740942004651273" text:style-name="L3">
        <text:list-item text:start-value="1">
          <text:p text:style-name="P32">Accept <text:span text:style-name="Class_20_Variables">largc</text:span> as the optional count of arguments in <text:span text:style-name="Class_20_Variables">largv</text:span>;</text:p>
        </text:list-item>
        <text:list-item>
          <text:p text:style-name="P32">accept<text:span text:style-name="Class_20_Variables"> largv </text:span>as an optional array containing the command line arguments;</text:p>
        </text:list-item>
        <text:list-item>
          <text:p text:style-name="P32">if the <text:span text:style-name="Class_20_Variables">initialized</text:span> class property is true, goto step <text:span text:style-name="T9">5</text:span>;</text:p>
        </text:list-item>
        <text:list-item>
          <text:p text:style-name="P32">pass <text:span text:style-name="Class_20_Variables">largc</text:span> and <text:span text:style-name="Class_20_Variables">largv</text:span> to the <text:span text:style-name="Class_20_Variables">setArgs</text:span> method of the current class;</text:p>
        </text:list-item>
        <text:list-item>
          <text:p text:style-name="P32">extract the real path name of the application from the first element of the <text:span text:style-name="Class_20_Variables">argv</text:span> class array property;</text:p>
        </text:list-item>
        <text:list-item>
          <text:p text:style-name="P32">return the directory name of the application from the real path name.</text:p>
          <text:p text:style-name="P32"/>
        </text:list-item>
      </text:list>
      <text:p text:style-name="P21">Implementation</text:p>
      <text:p text:style-name="Method_20_Body"/>
      <text:p text:style-name="P18">/**</text:p>
      <text:p text:style-name="P18"><text:s/>* applicationPath.</text:p>
      <text:p text:style-name="P18"><text:s/>*</text:p>
      <text:p text:style-name="P18"><text:s/>* Parse the application name and return the path to the application file.</text:p>
      <text:p text:style-name="P18"><text:s/>* <text:span text:style-name="T4">@param</text:span> string $largc = (optional) count of arguments in argv</text:p>
      <text:p text:style-name="P18"><text:s/>* <text:span text:style-name="T4">@param</text:span> array $largv = (optional) command line arguments</text:p>
      <text:p text:style-name="P18"><text:s/>* <text:span text:style-name="T4">@return</text:span> string path to the application file</text:p>
      <text:p text:style-name="P18"><text:s/>*/</text:p>
      <text:p text:style-name="P18">public static function applicationPath($largc=null, $largv=null)</text:p>
      <text:p text:style-name="P18">{</text:p>
      <text:p text:style-name="P18"><text:tab/>if (! static::$initialized)</text:p>
      <text:p text:style-name="P18"><text:tab/>{</text:p>
      <text:p text:style-name="P18"><text:s text:c="2"/><text:tab/><text:tab/>static::setArgs($largc, $largv);</text:p>
      <text:p text:style-name="P18"><text:tab/>}</text:p>
      <text:p text:style-name="P18"/>
      <text:p text:style-name="P18"><text:s text:c="2"/><text:tab/>return dirname(realpath(static::$argv[0]))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applicationPath</text:span> method expects two, optional parameter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5">$largc</text:p>
          </table:table-cell>
          <table:table-cell table:style-name="Table5.B3" office:value-type="string">
            <text:p text:style-name="Method_20_Table_20_Description">Count of the arguments in $largv.</text:p>
          </table:table-cell>
        </table:table-row>
        <table:table-row>
          <table:table-cell table:style-name="Table5.A2" office:value-type="string">
            <text:p text:style-name="P5">$largv</text:p>
          </table:table-cell>
          <table:table-cell table:style-name="Table5.B3" office:value-type="string">
            <text:p text:style-name="Method_20_Table_20_Description">Array containing the parsed command line arguments.</text:p>
          </table:table-cell>
        </table:table-row>
      </table:table>
      <text:p text:style-name="Method_20_Body"/>
      <text:p text:style-name="Method_20_Body">If the <text:span text:style-name="Class_20_Variables">$initialized</text:span> class variable is not true, the <text:span text:style-name="Class_20_Variables">initialize</text:span> method is passed the <text:span text:style-name="Class_20_Variables">$largc</text:span> and <text:span text:style-name="Class_20_Variables">$largv</text:span> parameters to parse the command line parameters.</text:p>
      <text:p text:style-name="Method_20_Body"/>
      <text:p text:style-name="Method_20_Body">The PHP <text:span text:style-name="Class_20_Variables">dir</text:span><text:span text:style-name="T4">name</text:span> function is called to return the application path from the command line.</text:p>
      <text:p text:style-name="Method_20_Body"/>
      <text:p text:style-name="Method_20_Body"/>
      <text:h text:style-name="P29" text:outline-level="5"><text:bookmark-start text:name="setArgs"/>setArgs<text:bookmark-end text:name="setArgs"/></text:h>
      <text:p text:style-name="Method_20_Body"/>
      <text:p text:style-name="Method_20_Body">Parse the command line parameters and return as an associative array.</text:p>
      <text:p text:style-name="Method_20_Body"/>
      <text:p text:style-name="P21">Algorithm</text:p>
      <text:list xml:id="list144448469372245" text:continue-list="list144448411479256" text:style-name="L3">
        <text:list-item text:start-value="1">
          <text:p text:style-name="P32">Accept <text:span text:style-name="Class_20_Variables">largc</text:span> as the optional count of arguments in <text:span text:style-name="Class_20_Variables">largv</text:span>;</text:p>
        </text:list-item>
        <text:list-item>
          <text:p text:style-name="P32">accept<text:span text:style-name="Class_20_Variables"> largv </text:span>as an optional array containing the command line arguments;</text:p>
        </text:list-item>
        <text:list-item>
          <text:p text:style-name="P32">if the <text:span text:style-name="Class_20_Variables">initialized</text:span> class property is true, goto step <text:span text:style-name="T9">5</text:span>;</text:p>
        </text:list-item>
        <text:list-item>
          <text:p text:style-name="P32">pass <text:span text:style-name="Class_20_Variables">largc</text:span> and <text:span text:style-name="Class_20_Variables">largv</text:span> to the <text:span text:style-name="Class_20_Variables">initialize</text:span> method of the current class;</text:p>
        </text:list-item>
        <text:list-item>
          <text:p text:style-name="P32">return the resulting associative array.</text:p>
          <text:p text:style-name="P32"/>
        </text:list-item>
      </text:list>
      <text:p text:style-name="P21">Implementation</text:p>
      <text:p text:style-name="Method_20_Body"/>
      <text:p text:style-name="P18">/**</text:p>
      <text:p text:style-name="P18"><text:s/>* setArgs.</text:p>
      <text:p text:style-name="P18"><text:s/>*</text:p>
      <text:p text:style-name="P18"><text:s/>* Parse the command line parameters and return as an associative array.</text:p>
      <text:p text:style-name="P18"><text:s/>* <text:span text:style-name="T4">@param</text:span> string $largc = (optional) count of arguments in argv</text:p>
      <text:p text:style-name="P18"><text:s/>* <text:span text:style-name="T4">@param</text:span> array $largv = (optional) command line arguments</text:p>
      <text:p text:style-name="P18"><text:s/>* <text:span text:style-name="T4">@return</text:span> array[string]= string associative array containing cli parameters</text:p>
      <text:p text:style-name="P18"><text:s/>*/</text:p>
      <text:p text:style-name="P18">public static function setArgs($largc=null, $largv=null)</text:p>
      <text:p text:style-name="P18">{</text:p>
      <text:p text:style-name="P18"><text:tab/>return static::initialize($largc, $largv)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setArgs</text:span> method expects two,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Parameter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5">$largc</text:p>
          </table:table-cell>
          <table:table-cell table:style-name="Table6.B3" office:value-type="string">
            <text:p text:style-name="Method_20_Table_20_Description">Count of the arguments in $largv.</text:p>
          </table:table-cell>
        </table:table-row>
        <table:table-row>
          <table:table-cell table:style-name="Table6.A2" office:value-type="string">
            <text:p text:style-name="P5">$largv</text:p>
          </table:table-cell>
          <table:table-cell table:style-name="Table6.B3" office:value-type="string">
            <text:p text:style-name="Method_20_Table_20_Description">Array containing the parsed command line arguments.</text:p>
          </table:table-cell>
        </table:table-row>
      </table:table>
      <text:p text:style-name="Method_20_Body"/>
      <text:p text:style-name="Method_20_Body">The <text:span text:style-name="Class_20_Variables">initialize</text:span> method is passed the <text:span text:style-name="Class_20_Variables">$largc</text:span> and <text:span text:style-name="Class_20_Variables">$largv</text:span> parameters to parse the command line parameters, and the <text:span text:style-name="Class_20_Variables">$parameters</text:span> class array variable is returned.</text:p>
      <text:p text:style-name="Method_20_Body"/>
      <text:p text:style-name="Method_20_Body"/>
      <text:h text:style-name="P29" text:outline-level="5"><text:bookmark-start text:name="parameterValue"/>parameterValue<text:bookmark-end text:name="parameterValue"/></text:h>
      <text:p text:style-name="Method_20_Body"/>
      <text:p text:style-name="Method_20_Body">Get the value of the specified parameter from the parameter array, or return the default value supplied for the field.</text:p>
      <text:p text:style-name="Method_20_Body"/>
      <text:p text:style-name="P21">Algorithm</text:p>
      <text:list xml:id="list5416952368938090721" text:style-name="L4">
        <text:list-item>
          <text:p text:style-name="P33">Accept <text:span text:style-name="Class_20_Variables">parameterName</text:span> as a string containing the name of the field to retrieve;</text:p>
        </text:list-item>
        <text:list-item>
          <text:p text:style-name="P33">accept <text:span text:style-name="Class_20_Variables">defaultValue</text:span> as an optional string containing a default value to return if <text:span text:style-name="Class_20_Variables">parameterName</text:span> does not exist in the <text:span text:style-name="Class_20_Variables">parameters</text:span> class array;</text:p>
        </text:list-item>
        <text:list-item>
          <text:p text:style-name="P33">if the <text:span text:style-name="Class_20_Variables">initialized</text:span> class property is true, goto step <text:span text:style-name="T4">5</text:span>;</text:p>
        </text:list-item>
        <text:list-item>
          <text:p text:style-name="P33">call the <text:span text:style-name="Class_20_Variables">initialize</text:span> method of the current class;</text:p>
        </text:list-item>
        <text:list-item>
          <text:p text:style-name="P33">if <text:span text:style-name="Class_20_Variables">parameterName</text:span> exists as a key in the parameters class array, goto step <text:span text:style-name="T4">7</text:span>;</text:p>
        </text:list-item>
        <text:list-item>
          <text:p text:style-name="P33">return <text:span text:style-name="Class_20_Variables">defaultValue</text:span>;</text:p>
        </text:list-item>
        <text:list-item>
          <text:p text:style-name="P33">return the <text:span text:style-name="Class_20_Variables">parameterName</text:span> of the <text:span text:style-name="Class_20_Variables">parameters</text:span> class array.</text:p>
          <text:p text:style-name="P33"/>
        </text:list-item>
      </text:list>
      <text:p text:style-name="P21">Implementation</text:p>
      <text:p text:style-name="Method_20_Body"/>
      <text:p text:style-name="P18">/**</text:p>
      <text:p text:style-name="P18"><text:s/>* parameterValue.</text:p>
      <text:p text:style-name="P18"><text:s/>*</text:p>
      <text:p text:style-name="P20"><text:s/>* Get the value of the specified parameter from the parameter array, </text:p>
      <text:p text:style-name="P20"><text:s/>* <text:s text:c="4"/>or return the default value supplied for the field.</text:p>
      <text:p text:style-name="P18"><text:s/>* <text:span text:style-name="T4">@param</text:span> string $parameterName = name of the field to retrieve</text:p>
      <text:p text:style-name="P20"><text:s/>* <text:span text:style-name="T4">@param</text:span> string|boolean|integer $defaultValue = (optional) value to return </text:p>
      <text:p text:style-name="P20"><text:s/>*<text:tab/><text:tab/><text:tab/><text:tab/><text:tab/><text:tab/><text:tab/><text:tab/>if the field does not exist</text:p>
      <text:p text:style-name="P18"><text:s/>* <text:span text:style-name="T4">@return</text:span> mixed $value</text:p>
      <text:p text:style-name="P18"><text:s/>*/</text:p>
      <text:p text:style-name="P18">public static function parameterValue($parameterName, $defaultValue=false)</text:p>
      <text:p text:style-name="P18">{</text:p>
      <text:p text:style-name="P18"><text:tab/>if (! static::$initialized)</text:p>
      <text:p text:style-name="P18"><text:tab/>{</text:p>
      <text:p text:style-name="P18"><text:tab/><text:tab/>static::initialize();</text:p>
      <text:p text:style-name="P18"><text:tab/>}</text:p>
      <text:p text:style-name="P18"/>
      <text:p text:style-name="P18"><text:tab/>if (! array_key_exists($parameterName, static::$parameters))</text:p>
      <text:p text:style-name="P18"><text:tab/>{</text:p>
      <text:p text:style-name="P18"><text:tab/><text:tab/>return $defaultValue;</text:p>
      <text:p text:style-name="P18"><text:tab/>}</text:p>
      <text:p text:style-name="P18"/>
      <text:p text:style-name="P18"><text:tab/>return static::$parameters[$parameterName]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parameterValue</text:span> method expects a singl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Parameter</text:p>
          </table:table-cell>
          <table:table-cell table:style-name="Table7.B1" office:value-type="string">
            <text:p text:style-name="P3">Description</text:p>
          </table:table-cell>
        </table:table-row>
        <table:table-row>
          <table:table-cell table:style-name="Table7.A2" office:value-type="string">
            <text:p text:style-name="P5">$parameterName</text:p>
          </table:table-cell>
          <table:table-cell table:style-name="Table7.B2" office:value-type="string">
            <text:p text:style-name="Method_20_Table_20_Description">The parameter name to look-up</text:p>
          </table:table-cell>
        </table:table-row>
      </table:table>
      <text:p text:style-name="Method_20_Body"/>
      <text:p text:style-name="Method_20_Body"/>
      <text:p text:style-name="P13">and one, optional parameter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Parameter</text:p>
          </table:table-cell>
          <table:table-cell table:style-name="Table8.B1" office:value-type="string">
            <text:p text:style-name="P3">Description</text:p>
          </table:table-cell>
        </table:table-row>
        <table:table-row>
          <table:table-cell table:style-name="Table8.A2" office:value-type="string">
            <text:p text:style-name="P5">$defaultValue</text:p>
          </table:table-cell>
          <table:table-cell table:style-name="Table8.B2" office:value-type="string">
            <text:p text:style-name="Method_20_Table_20_Description">The value to return if the $parameterName parameter does not exist in the <text:span text:style-name="Class_20_Variables">$parameters</text:span> class array property.</text:p>
          </table:table-cell>
        </table:table-row>
      </table:table>
      <text:p text:style-name="Method_20_Body"/>
      <text:p text:style-name="Method_20_Body">If the <text:span text:style-name="Class_20_Variables">$initialized</text:span> class variable is not true, the <text:span text:style-name="Class_20_Variables">initialize</text:span> method is called to parse the command line parameters.</text:p>
      <text:p text:style-name="Method_20_Body"/>
      <text:p text:style-name="Method_20_Body">If the <text:span text:style-name="Class_20_Variables">$parameterName</text:span> parameter does not exist in the <text:span text:style-name="Class_20_Variables">$parameters</text:span> class array property, the <text:span text:style-name="Class_20_Variables">$defaultValue</text:span> parameter is returned.</text:p>
      <text:p text:style-name="Method_20_Body"/>
      <text:p text:style-name="Method_20_Body">The <text:span text:style-name="Class_20_Variables">$parameterName</text:span> parameter is used as a key to return the <text:span text:style-name="Class_20_Variables">$parameter</text:span> class array property value.</text:p>
      <text:p text:style-name="Method_20_Body"/>
      <text:p text:style-name="Method_20_Body"/>
      <text:h text:style-name="P29" text:outline-level="5"><text:bookmark-start text:name="parameterExists"/>parameterExists<text:bookmark-end text:name="parameterExists"/></text:h>
      <text:p text:style-name="Method_20_Body"/>
      <text:p text:style-name="Method_20_Body">Find out if the parameter name is in the parameter array.</text:p>
      <text:p text:style-name="Method_20_Body"/>
      <text:p text:style-name="P21">Algorithm</text:p>
      <text:list xml:id="list3745030983829619067" text:style-name="L5">
        <text:list-item>
          <text:p text:style-name="P34">Accept <text:span text:style-name="Class_20_Variables">parameterName</text:span> as a string representing the name of the field to check;</text:p>
        </text:list-item>
        <text:list-item>
          <text:p text:style-name="P34">if the <text:span text:style-name="Class_20_Variables">initialized</text:span> class property is true, goto step <text:span text:style-name="T4">4</text:span>;</text:p>
        </text:list-item>
        <text:list-item>
          <text:p text:style-name="P34">return false value;</text:p>
        </text:list-item>
        <text:list-item>
          <text:p text:style-name="P34">if <text:span text:style-name="Class_20_Variables">parameterName</text:span> is not a valid key in the <text:span text:style-name="Class_20_Variables">parameters</text:span> class property array, goto step <text:span text:style-name="T4">3</text:span>;</text:p>
        </text:list-item>
        <text:list-item>
          <text:p text:style-name="P34">return true.</text:p>
          <text:p text:style-name="P34"/>
        </text:list-item>
      </text:list>
      <text:p text:style-name="P21">Implementation</text:p>
      <text:p text:style-name="Method_20_Body"/>
      <text:p text:style-name="P18">/**</text:p>
      <text:p text:style-name="P18"><text:s/>* parameterExists.</text:p>
      <text:p text:style-name="P18"><text:s/>*</text:p>
      <text:p text:style-name="P18"><text:s/>* Find out if the parameter name is in the parameter array.</text:p>
      <text:p text:style-name="P18"><text:s/>* <text:span text:style-name="T4">@param</text:span> string $parameterName = name of the field to check on</text:p>
      <text:p text:style-name="P18"><text:s/>* <text:span text:style-name="T4">@return</text:span> boolean true if exists, false if it does not.</text:p>
      <text:p text:style-name="P18"><text:s/>*/</text:p>
      <text:p text:style-name="P18">public static function parameterExists($parameterName)</text:p>
      <text:p text:style-name="P18">{</text:p>
      <text:p text:style-name="P18"><text:tab/>if ((! static::$initialized) || </text:p>
      <text:p text:style-name="P18"><text:tab/> <text:s text:c="3"/>(! array_key_exists($parameterName, static::$parameters)))</text:p>
      <text:p text:style-name="P18"><text:tab/>{</text:p>
      <text:p text:style-name="P18"><text:tab/><text:tab/>return false;</text:p>
      <text:p text:style-name="P18"><text:tab/>}</text:p>
      <text:p text:style-name="P18"/>
      <text:p text:style-name="P18"><text:tab/>return true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parameterExists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Parameter</text:p>
          </table:table-cell>
          <table:table-cell table:style-name="Table9.B1" office:value-type="string">
            <text:p text:style-name="P3">Description</text:p>
          </table:table-cell>
        </table:table-row>
        <table:table-row>
          <table:table-cell table:style-name="Table9.A2" office:value-type="string">
            <text:p text:style-name="P5">$parameterName</text:p>
          </table:table-cell>
          <table:table-cell table:style-name="Table9.B2" office:value-type="string">
            <text:p text:style-name="Method_20_Table_20_Description">The parameter name to look-up</text:p>
          </table:table-cell>
        </table:table-row>
      </table:table>
      <text:p text:style-name="Method_20_Body"/>
      <text:p text:style-name="Method_20_Body">If the <text:span text:style-name="Class_20_Variables">$initialized</text:span> class variable or the <text:span text:style-name="Class_20_Variables">$parameterName</text:span> parameter does not exist in the <text:span text:style-name="Class_20_Variables">$parameters</text:span> class array variable, a <text:span text:style-name="T4">false</text:span> value is returned.</text:p>
      <text:p text:style-name="Method_20_Body"/>
      <text:p text:style-name="Method_20_Body">A <text:span text:style-name="T4">true</text:span> value is returned.</text:p>
      <text:p text:style-name="Method_20_Body"/>
      <text:p text:style-name="Method_20_Body"/>
      <text:h text:style-name="P29" text:outline-level="5"><text:bookmark-start text:name="parameters"/>parameters<text:bookmark-end text:name="parameters"/></text:h>
      <text:p text:style-name="Method_20_Body"/>
      <text:p text:style-name="Method_20_Body">Returns a copy of the $parameters array.</text:p>
      <text:p text:style-name="Method_20_Body"/>
      <text:p text:style-name="P21">Algorithm</text:p>
      <text:list xml:id="list6205519583014979180" text:style-name="L6">
        <text:list-item>
          <text:p text:style-name="P35">return the <text:span text:style-name="Class_20_Variables">$parameters</text:span> class array property.</text:p>
          <text:p text:style-name="P35"/>
        </text:list-item>
      </text:list>
      <text:p text:style-name="P21">Implementation</text:p>
      <text:p text:style-name="Method_20_Body"/>
      <text:p text:style-name="P18">/**</text:p>
      <text:p text:style-name="P18"><text:s/>* parameters.</text:p>
      <text:p text:style-name="P18"><text:s/>*</text:p>
      <text:p text:style-name="P18"><text:s/>* Get a copy of the parameters array,</text:p>
      <text:p text:style-name="P18"><text:s/>* <text:span text:style-name="T4">@return</text:span> array $parameters</text:p>
      <text:p text:style-name="P18"><text:s/>*/</text:p>
      <text:p text:style-name="P18">public static function parameters()</text:p>
      <text:p text:style-name="P18">{</text:p>
      <text:p text:style-name="P18"><text:tab/>return static::$parameters;</text:p>
      <text:p text:style-name="P18">}</text:p>
      <text:p text:style-name="Method_20_Body"/>
      <text:p text:style-name="P21">Narrative</text:p>
      <text:p text:style-name="Method_20_Body"/>
      <text:p text:style-name="Method_20_Body">Return the <text:span text:style-name="Class_20_Variables">$parameters</text:span> class property.</text:p>
      <text:p text:style-name="Method_20_Body"/>
      <text:p text:style-name="Method_20_Body"/>
      <text:h text:style-name="P29" text:outline-level="5"><text:bookmark-start text:name="argv"/>argv<text:bookmark-end text:name="argv"/></text:h>
      <text:p text:style-name="Method_20_Body"/>
      <text:p text:style-name="Method_20_Body">Set (and/or get) the <text:span text:style-name="Class_20_Variables">$argv</text:span> class array variable.</text:p>
      <text:p text:style-name="Method_20_Body"/>
      <text:p text:style-name="P21">Algorithm</text:p>
      <text:list xml:id="list7777842532535044546" text:style-name="L7">
        <text:list-item>
          <text:p text:style-name="P36">Accept <text:span text:style-name="Class_20_Variables">argv</text:span> as an optional array containing command line arguments;</text:p>
        </text:list-item>
        <text:list-item>
          <text:p text:style-name="P36">if <text:span text:style-name="Class_20_Variables">argv</text:span> is null, goto step <text:span text:style-name="T4">4</text:span>;</text:p>
        </text:list-item>
        <text:list-item>
          <text:p text:style-name="P36">store <text:span text:style-name="Class_20_Variables">argv</text:span> in the <text:span text:style-name="Class_20_Variables">argv</text:span> class property;</text:p>
        </text:list-item>
        <text:list-item>
          <text:p text:style-name="P36">return the <text:span text:style-name="Class_20_Variables">argv</text:span> class property.</text:p>
          <text:p text:style-name="P36"/>
        </text:list-item>
      </text:list>
      <text:p text:style-name="P21">Implementation</text:p>
      <text:p text:style-name="Method_20_Body"/>
      <text:p text:style-name="P18">/**</text:p>
      <text:p text:style-name="P18"><text:s/>* argv</text:p>
      <text:p text:style-name="P18"><text:s/>*</text:p>
      <text:p text:style-name="P18"><text:s/>* Set (and/or get) the argv array value</text:p>
      <text:p text:style-name="P18"><text:s/>* <text:span text:style-name="T4">@param</text:span> array $argv = (optional) argv array, null to query</text:p>
      <text:p text:style-name="P18"><text:s/>* <text:span text:style-name="T4">@return</text:span> array $argv</text:p>
      <text:p text:style-name="P18"><text:s/>*/</text:p>
      <text:p text:style-name="P18">public static function argv($argv=null)</text:p>
      <text:p text:style-name="P18">{</text:p>
      <text:p text:style-name="P18"><text:tab/>if ($argv)</text:p>
      <text:p text:style-name="P18"><text:tab/>{</text:p>
      <text:p text:style-name="P18"><text:tab/><text:tab/>static::$argv = $argv;</text:p>
      <text:p text:style-name="P18"><text:tab/>}</text:p>
      <text:p text:style-name="P18"/>
      <text:p text:style-name="P18"><text:tab/>return static::$argv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argv</text:span> method expects a single, optional parameter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">Parameter</text:p>
          </table:table-cell>
          <table:table-cell table:style-name="Table14.B1" office:value-type="string">
            <text:p text:style-name="P3">Description</text:p>
          </table:table-cell>
        </table:table-row>
        <table:table-row>
          <table:table-cell table:style-name="Table14.A2" office:value-type="string">
            <text:p text:style-name="P5">$argv</text:p>
          </table:table-cell>
          <table:table-cell table:style-name="Table14.B2" office:value-type="string">
            <text:p text:style-name="Method_20_Table_20_Description">The array values to set, null to query.</text:p>
          </table:table-cell>
        </table:table-row>
      </table:table>
      <text:p text:style-name="Method_20_Body"/>
      <text:p text:style-name="Method_20_Body">If the <text:span text:style-name="Class_20_Variables">$argv</text:span> parameter is not null, the <text:span text:style-name="Class_20_Variables">$argv</text:span> parameter is assigned to the <text:span text:style-name="Class_20_Variables">$argv</text:span> class property.</text:p>
      <text:p text:style-name="Method_20_Body"/>
      <text:p text:style-name="Method_20_Body">The <text:span text:style-name="Class_20_Variables">$argv</text:span> class property is returned.</text:p>
      <text:p text:style-name="Method_20_Body"/>
      <text:p text:style-name="Method_20_Body"/>
      <text:h text:style-name="P29" text:outline-level="5"><text:bookmark-start text:name="argc"/>argc<text:bookmark-end text:name="argc"/></text:h>
      <text:p text:style-name="Method_20_Body"/>
      <text:p text:style-name="Method_20_Body">Get and/or set the parameter count variable.</text:p>
      <text:p text:style-name="Method_20_Body"/>
      <text:p text:style-name="P21">Algorithm</text:p>
      <text:list xml:id="list3949035882580341251" text:style-name="L8">
        <text:list-item>
          <text:p text:style-name="P37">Accept <text:span text:style-name="Class_20_Variables">argc</text:span> as an optional integer containing the number of elements in <text:span text:style-name="Class_20_Variables">argv</text:span>;</text:p>
        </text:list-item>
        <text:list-item>
          <text:p text:style-name="P37">if <text:span text:style-name="Class_20_Variables">argc</text:span> is null, goto step <text:span text:style-name="T4">4</text:span>;</text:p>
        </text:list-item>
        <text:list-item>
          <text:p text:style-name="P37">store <text:span text:style-name="Class_20_Variables">argv</text:span> in the <text:span text:style-name="Class_20_Variables">argv</text:span> class property;</text:p>
        </text:list-item>
        <text:list-item>
          <text:p text:style-name="P37">return the <text:span text:style-name="Class_20_Variables">argv</text:span> class property.</text:p>
          <text:p text:style-name="P37"/>
        </text:list-item>
      </text:list>
      <text:p text:style-name="P21">Implementation</text:p>
      <text:p text:style-name="Method_20_Body"/>
      <text:p text:style-name="P18">/**</text:p>
      <text:p text:style-name="P18"><text:s/>* argc</text:p>
      <text:p text:style-name="P18"><text:s/>*</text:p>
      <text:p text:style-name="P18"><text:s/>* get/set the argc parameter count</text:p>
      <text:p text:style-name="P18"><text:s/>* <text:span text:style-name="T4">@param</text:span> array $argc = (optional) argc, null to query</text:p>
      <text:p text:style-name="P18"><text:s/>* <text:span text:style-name="T4">@return</text:span> array $argc</text:p>
      <text:p text:style-name="P18"><text:s/>*/</text:p>
      <text:p text:style-name="P18">public static function argc($argc=null)</text:p>
      <text:p text:style-name="P18">{</text:p>
      <text:p text:style-name="P18"><text:tab/>if ($argc !== null)</text:p>
      <text:p text:style-name="P18"><text:tab/>{</text:p>
      <text:p text:style-name="P18"><text:tab/><text:tab/>static::$argc = $argc;</text:p>
      <text:p text:style-name="P18"><text:tab/>}</text:p>
      <text:p text:style-name="P18"/>
      <text:p text:style-name="P18"><text:tab/>return static::$argc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argc</text:span> method expects a single, optional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Parameter</text:p>
          </table:table-cell>
          <table:table-cell table:style-name="Table10.B1" office:value-type="string">
            <text:p text:style-name="P3">Description</text:p>
          </table:table-cell>
        </table:table-row>
        <table:table-row>
          <table:table-cell table:style-name="Table10.A2" office:value-type="string">
            <text:p text:style-name="P5">$argc</text:p>
          </table:table-cell>
          <table:table-cell table:style-name="Table10.B2" office:value-type="string">
            <text:p text:style-name="Method_20_Table_20_Description">The array item count to set, null to query.</text:p>
          </table:table-cell>
        </table:table-row>
      </table:table>
      <text:p text:style-name="Method_20_Body"/>
      <text:p text:style-name="Method_20_Body">If the <text:span text:style-name="Class_20_Variables">$argc</text:span> parameter is not null, the <text:span text:style-name="Class_20_Variables">$argc</text:span> parameter is assigned to the <text:span text:style-name="Class_20_Variables">$argc</text:span> class variable.</text:p>
      <text:p text:style-name="Method_20_Body"/>
      <text:p text:style-name="Method_20_Body">The <text:span text:style-name="Class_20_Variables">$argc</text:span> class variable is returned.</text:p>
      <text:p text:style-name="Method_20_Body"/>
      <text:p text:style-name="Method_20_Body"/>
      <text:h text:style-name="P29" text:outline-level="5"><text:bookmark-start text:name="reset"/>reset<text:bookmark-end text:name="reset"/></text:h>
      <text:p text:style-name="Method_20_Body"/>
      <text:p text:style-name="Method_20_Body">Reset the args and parameters array.</text:p>
      <text:p text:style-name="Method_20_Body"/>
      <text:p text:style-name="P21">Algorithm</text:p>
      <text:list xml:id="list2476185066178011363" text:style-name="L9">
        <text:list-item>
          <text:p text:style-name="P38">set the argc class property to null;</text:p>
        </text:list-item>
        <text:list-item>
          <text:p text:style-name="P38">set the argv class property to null;</text:p>
        </text:list-item>
        <text:list-item>
          <text:p text:style-name="P38">set the parameters class property to null;</text:p>
        </text:list-item>
        <text:list-item>
          <text:p text:style-name="P38">set the initialized class property to false;</text:p>
        </text:list-item>
        <text:list-item>
          <text:p text:style-name="P38">exit.</text:p>
          <text:p text:style-name="P38"/>
        </text:list-item>
      </text:list>
      <text:p text:style-name="P21">Implementation</text:p>
      <text:p text:style-name="Method_20_Body"/>
      <text:p text:style-name="P18">/**</text:p>
      <text:p text:style-name="P18"><text:s/>* reset</text:p>
      <text:p text:style-name="P18"><text:s/>*</text:p>
      <text:p text:style-name="P18"><text:s/>* Reset the args and parameters arrays</text:p>
      <text:p text:style-name="P18"><text:s/>* <text:span text:style-name="T4">@return</text:span> null</text:p>
      <text:p text:style-name="P18"><text:s/>*/</text:p>
      <text:p text:style-name="P18">public static function reset()</text:p>
      <text:p text:style-name="P18">{</text:p>
      <text:p text:style-name="P18"><text:tab/>static::$argc = null;</text:p>
      <text:p text:style-name="P18"><text:tab/>static::$argv = null;</text:p>
      <text:p text:style-name="P18"><text:tab/>static::$parameters = array();</text:p>
      <text:p text:style-name="P18"><text:tab/>static::$initialized = false;</text:p>
      <text:p text:style-name="P18">}</text:p>
      <text:p text:style-name="Method_20_Body"/>
      <text:p text:style-name="P21">Narrative</text:p>
      <text:p text:style-name="Method_20_Body"/>
      <text:p text:style-name="Method_20_Body">Set the <text:span text:style-name="Class_20_Variables">$argc</text:span>, <text:span text:style-name="Class_20_Variables">$argv</text:span> and <text:span text:style-name="Class_20_Variables">$parameters</text:span> class properties to null.</text:p>
      <text:p text:style-name="Method_20_Body"/>
      <text:p text:style-name="Method_20_Body">Set the <text:span text:style-name="Class_20_Variables">$initialized</text:span> class property to false.</text:p>
      <text:p text:style-name="Method_20_Body"/>
      <text:p text:style-name="Method_20_Body"/>
      <text:h text:style-name="P29" text:outline-level="5"><text:bookmark-start text:name="altCliParameters"/>altCliParameters<text:bookmark-end text:name="altCliParameters"/></text:h>
      <text:p text:style-name="Method_20_Body"/>
      <text:p text:style-name="Method_20_Body">An alternative entry point allowing a string to be passed in and parsed as if it was typed on the console.</text:p>
      <text:p text:style-name="Method_20_Body"/>
      <text:p text:style-name="P21">Algorithm</text:p>
      <text:list xml:id="list8696319364231909263" text:style-name="L10">
        <text:list-item>
          <text:p text:style-name="P39">Accept <text:span text:style-name="Class_20_Variables">parameterString</text:span> as a string containing arguments to be parsed;</text:p>
        </text:list-item>
        <text:list-item>
          <text:p text:style-name="P39">set <text:span text:style-name="Class_20_Variables">largv</text:span> to an empty array;</text:p>
        </text:list-item>
        <text:list-item>
          <text:p text:style-name="P39">set string pointer to beginning of <text:span text:style-name="Class_20_Variables">parameterString</text:span>;</text:p>
        </text:list-item>
        <text:list-item>
          <text:p text:style-name="P39">locate the next space character;</text:p>
        </text:list-item>
        <text:list-item>
          <text:p text:style-name="P39">if no space character, goto step <text:span text:style-name="T4">9</text:span>;</text:p>
        </text:list-item>
        <text:list-item>
          <text:p text:style-name="P39">push the scanned characters onto <text:span text:style-name="Class_20_Variables">largv</text:span> array;</text:p>
        </text:list-item>
        <text:list-item>
          <text:p text:style-name="P39">increment string pointer to next non-space character;</text:p>
        </text:list-item>
        <text:list-item>
          <text:p text:style-name="P39">if string pointer is not past the last character in <text:span text:style-name="Class_20_Variables">parameterString</text:span>, goto step <text:span text:style-name="T4">4</text:span>;</text:p>
        </text:list-item>
        <text:list-item>
          <text:p text:style-name="P39">store the count of <text:span text:style-name="Class_20_Variables">argv</text:span> elements in <text:span text:style-name="Class_20_Variables">argc</text:span>;</text:p>
        </text:list-item>
        <text:list-item>
          <text:p text:style-name="P39">if <text:span text:style-name="Class_20_Variables">argc</text:span> is greater than zero, goto step <text:span text:style-name="T4">12</text:span>;</text:p>
        </text:list-item>
        <text:list-item>
          <text:p text:style-name="P39">exit with error;</text:p>
        </text:list-item>
        <text:list-item>
          <text:p text:style-name="P39">pass <text:span text:style-name="Class_20_Variables">largc</text:span> and <text:span text:style-name="Class_20_Variables">largv</text:span> to the <text:span text:style-name="Class_20_Variables">initialize</text:span> class method;</text:p>
        </text:list-item>
        <text:list-item>
          <text:p text:style-name="P39">return the result.</text:p>
          <text:p text:style-name="P42"/>
        </text:list-item>
      </text:list>
      <text:p text:style-name="P21">Implementation</text:p>
      <text:p text:style-name="Method_20_Body"/>
      <text:p text:style-name="P18">/**</text:p>
      <text:p text:style-name="P18"><text:s/>* altCliParameters</text:p>
      <text:p text:style-name="P18"><text:s/>*</text:p>
      <text:p text:style-name="P20"><text:s/>* An alternative entry point allowing a string to be passed in</text:p>
      <text:p text:style-name="P20"><text:s/>* <text:s text:c="3"/>and parsed as if it was typed on the console</text:p>
      <text:p text:style-name="P20"><text:s/>* <text:span text:style-name="T4">@param</text:span> string $parameterString = string containing arguments to be parsed</text:p>
      <text:p text:style-name="P20"><text:s/>* @param array $parameters = array returned from initialize method.</text:p>
      <text:p text:style-name="P18"><text:s/>* <text:span text:style-name="T4">@throws</text:span> \Library\CliParameters\Exception</text:p>
      <text:p text:style-name="P18"><text:s/>*/</text:p>
      <text:p text:style-name="P18">public static function altCliParameters($parameterString)</text:p>
      <text:p text:style-name="P18">{</text:p>
      <text:p text:style-name="P18"><text:tab/>$largv = explode(' ', trim($parameterString));</text:p>
      <text:p text:style-name="P18"/>
      <text:p text:style-name="P18"><text:tab/>if (($largc = count($largv)) &lt; 1)</text:p>
      <text:p text:style-name="P18"><text:tab/>{</text:p>
      <text:p text:style-name="P18"><text:tab/><text:tab/>throw new</text:p>
      <text:p text:style-name="P18"><text:tab/><text:tab/><text:tab/>CliParameters\Exception(Error::code('MissingParametersArray'));</text:p>
      <text:p text:style-name="P18"><text:tab/>}</text:p>
      <text:p text:style-name="P18"/>
      <text:p text:style-name="P18"><text:tab/>return static::initialize($largc, $largv);</text:p>
      <text:p text:style-name="P18">}</text:p>
      <text:p text:style-name="Method_20_Body"/>
      <text:p text:style-name="P21">Narrative</text:p>
      <text:p text:style-name="Method_20_Body"/>
      <text:p text:style-name="Method_20_Body">The <text:span text:style-name="Class_20_Variables">altCliParameters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Parameter</text:p>
          </table:table-cell>
          <table:table-cell table:style-name="Table11.B1" office:value-type="string">
            <text:p text:style-name="P3">Description</text:p>
          </table:table-cell>
        </table:table-row>
        <table:table-row>
          <table:table-cell table:style-name="Table11.A2" office:value-type="string">
            <text:p text:style-name="P5">$parameterString</text:p>
          </table:table-cell>
          <table:table-cell table:style-name="Table11.B2" office:value-type="string">
            <text:p text:style-name="Method_20_Table_20_Description"><text:span text:style-name="T5">String containing arguments to be parsed</text:span>.</text:p>
          </table:table-cell>
        </table:table-row>
      </table:table>
      <text:p text:style-name="Method_20_Body"/>
      <text:p text:style-name="Method_20_Body"/>
      <text:p text:style-name="P13">The <text:span text:style-name="Class_20_Variables">$largv</text:span> method array variable is assigned the individual blank (' ') separated fields. <text:s/>The $largc method variable is assigned the number of fields in the <text:span text:style-name="Class_20_Variables">$largv</text:span> class variable.</text:p>
      <text:p text:style-name="Method_20_Body"/>
      <text:p text:style-name="Method_20_Body">If the <text:span text:style-name="Class_20_Variables">$largc</text:span> method variable is less than <text:span text:style-name="T4">1</text:span>, a <text:span text:style-name="Class_20_Variables">CliParameters\Exception</text:span> is thrown.</text:p>
      <text:p text:style-name="Method_20_Body"/>
      <text:p text:style-name="Method_20_Body">The <text:span text:style-name="Class_20_Variables">initialize</text:span> method is passed the <text:span text:style-name="Class_20_Variables">$largc</text:span> and <text:span text:style-name="Class_20_Variables">$largv</text:span> method variables and the result is returned.</text:p>
      <text:p text:style-name="Method_20_Body"/>
      <text:p text:style-name="Method_20_Body"/>
      <text:h text:style-name="P43" text:outline-level="3">Source Listing</text:h>
      <text:p text:style-name="Coding_20_Body"/>
      <text:p text:style-name="P2">&lt;?php</text:p>
      <text:p text:style-name="P2">namespace Library;</text:p>
      <text:p text:style-name="P2"/>
      <text:p text:style-name="P2">/*</text:p>
      <text:p text:style-name="P2"><text:s/>*<text:tab/>CliParameters is copyright © 2012, 2013. EarthWalk Software.</text:p>
      <text:p text:style-name="P2"><text:s/>* <text:tab/>Licensed under the Academic Free License version 3.0.</text:p>
      <text:p text:style-name="P2"><text:s/>*<text:tab/>Refer to the file named License.txt provided with the source, </text:p>
      <text:p text:style-name="P2"><text:s/>* <text:tab/> <text:s text:c="2"/>or from http://opensource.org/licenses/academic.php</text:p>
      <text:p text:style-name="P2"><text:s/>*/</text:p>
      <text:p text:style-name="P2">/**</text:p>
      <text:p text:style-name="P2"><text:s/>* CliParameters.</text:p>
      <text:p text:style-name="P2"><text:s/>*</text:p>
      <text:p text:style-name="P2"><text:s/>* This static class provides various means for parsing the command line parameters.</text:p>
      <text:p text:style-name="P2"><text:s/>* <text:span text:style-name="T4">@author</text:span> Jay Wheeler</text:p>
      <text:p text:style-name="P2"><text:s/>* <text:span text:style-name="T4">@version</text:span> 1.0</text:p>
      <text:p text:style-name="P2"><text:s/>* <text:span text:style-name="T4">@copyright</text:span> © 2012, 2013. EarthWalk Software.</text:p>
      <text:p text:style-name="P2"><text:s/>* <text:span text:style-name="T4">@license</text:span> refer to License file provided with the source.</text:p>
      <text:p text:style-name="P2"><text:s/>* <text:span text:style-name="T4">@package</text:span> Library</text:p>
      <text:p text:style-name="P2"><text:s/>* <text:span text:style-name="T4">@subpackage</text:span> CliParameters</text:p>
      <text:p text:style-name="P2"><text:s/>*/</text:p>
      <text:p text:style-name="P2">class CliParameters</text:p>
      <text:p text:style-name="P2">{</text:p>
      <text:p text:style-name="P2"><text:tab/>/**</text:p>
      <text:p text:style-name="P2"><text:tab/> * parameters</text:p>
      <text:p text:style-name="P2"><text:tab/> *</text:p>
      <text:p text:style-name="P2"><text:tab/> * parameter array</text:p>
      <text:p text:style-name="P2"><text:tab/> * <text:span text:style-name="T4">@var</text:span> array $parameters</text:p>
      <text:p text:style-name="P2"><text:tab/> */</text:p>
      <text:p text:style-name="P2"><text:tab/>private static<text:tab/>$parameters = array();</text:p>
      <text:p text:style-name="P2"/>
      <text:p text:style-name="P2"><text:tab/>/**</text:p>
      <text:p text:style-name="P2"><text:tab/> * argc</text:p>
      <text:p text:style-name="P2"><text:tab/> *</text:p>
      <text:p text:style-name="P2"><text:tab/> * Copy of the ARGC array</text:p>
      <text:p text:style-name="P2"><text:tab/> * <text:span text:style-name="T4">@var</text:span> array $argc</text:p>
      <text:p text:style-name="P2"><text:tab/> */</text:p>
      <text:p text:style-name="P2"><text:tab/>private static<text:tab/>$argc = null;</text:p>
      <text:p text:style-name="P2"/>
      <text:p text:style-name="P2"><text:tab/>/**</text:p>
      <text:p text:style-name="P2"><text:tab/> * argv</text:p>
      <text:p text:style-name="P2"><text:tab/> *</text:p>
      <text:p text:style-name="P2"><text:tab/> * Copy of the ARGV array</text:p>
      <text:p text:style-name="P2"><text:tab/> * <text:span text:style-name="T4">@var</text:span> array $argv</text:p>
      <text:p text:style-name="P2"><text:tab/> */</text:p>
      <text:p text:style-name="P2"><text:tab/>private static<text:tab/>$argv = null;</text:p>
      <text:p text:style-name="P2"/>
      <text:p text:style-name="P2"><text:tab/>/**</text:p>
      <text:p text:style-name="P2"><text:tab/> * initialized</text:p>
      <text:p text:style-name="P2"><text:tab/> *</text:p>
      <text:p text:style-name="P2"><text:tab/> * Initialized flag - true = initialized, false = not</text:p>
      <text:p text:style-name="P2"><text:tab/> * <text:span text:style-name="T4">@var</text:span> boolean $initialized</text:p>
      <text:p text:style-name="P2"><text:tab/> */</text:p>
      <text:p text:style-name="P2"><text:tab/>private static<text:tab/>$initialized = false;</text:p>
      <text:p text:style-name="P2"/>
      <text:p text:style-name="P2"/>
      <text:p text:style-name="P11"><text:s text:c="2"/><text:tab/>/**</text:p>
      <text:p text:style-name="P2"><text:s text:c="2"/><text:tab/> * initialize.</text:p>
      <text:p text:style-name="P2"><text:s text:c="2"/><text:tab/> *</text:p>
      <text:p text:style-name="P2"><text:tab/> * Parse the command line parameters and return as an associative array.</text:p>
      <text:p text:style-name="P2"><text:tab/> * <text:span text:style-name="T4">@param</text:span> string $largc = (optional) count of arguments in argv</text:p>
      <text:p text:style-name="P2"><text:tab/> * <text:span text:style-name="T4">@param</text:span> array $largv = (optional) command line arguments</text:p>
      <text:p text:style-name="P2"><text:tab/> * <text:span text:style-name="T4">@return</text:span> array[string]string associative array containing cli parameters</text:p>
      <text:p text:style-name="P2"><text:tab/> * <text:span text:style-name="T4">@throws</text:span> CliParameters\Exception</text:p>
      <text:p text:style-name="P2"><text:tab/> */</text:p>
      <text:p text:style-name="P2"><text:tab/>public static function initialize($largc=null, $largv=null)</text:p>
      <text:p text:style-name="P2"><text:tab/>{</text:p>
      <text:p text:style-name="P2"><text:tab/><text:tab/>static::Reset();</text:p>
      <text:p text:style-name="P2"/>
      <text:p text:style-name="P2"><text:tab/><text:tab/>if (is_string($largc))</text:p>
      <text:p text:style-name="P2"><text:tab/><text:tab/>{</text:p>
      <text:p text:style-name="P2"><text:tab/><text:tab/><text:tab/>static::altCliParameters($largc);</text:p>
      <text:p text:style-name="P2"><text:tab/><text:tab/><text:tab/>$largc = null;</text:p>
      <text:p text:style-name="P2"><text:tab/><text:tab/><text:tab/>$largv = null;</text:p>
      <text:p text:style-name="P2"><text:tab/><text:tab/>}</text:p>
      <text:p text:style-name="P2"/>
      <text:p text:style-name="P2"><text:tab/><text:tab/>$largc = static::argc($largc);</text:p>
      <text:p text:style-name="P2"><text:tab/><text:tab/>$largv = static::argv($largv);</text:p>
      <text:p text:style-name="P2"/>
      <text:p text:style-name="P2"><text:tab/> <text:s/><text:tab/>if (($largc == null) &amp;&amp; ($largv == null))</text:p>
      <text:p text:style-name="P2"><text:tab/> <text:s/><text:tab/>{</text:p>
      <text:p text:style-name="P2"><text:tab/> <text:s/><text:tab/><text:tab/>if (array_key_exists('argc', $_SERVER))</text:p>
      <text:p text:style-name="P2"><text:tab/> <text:s/><text:tab/><text:tab/>{</text:p>
      <text:p text:style-name="P2"><text:tab/> <text:s/><text:tab/><text:tab/><text:tab/>$largc = static::argc($_SERVER['argc']);</text:p>
      <text:p text:style-name="P2"><text:tab/> <text:s/><text:tab/><text:tab/><text:tab/>$largv = static::argv($_SERVER['argv']);</text:p>
      <text:p text:style-name="P2"><text:tab/> <text:s/><text:tab/><text:tab/>}</text:p>
      <text:p text:style-name="P2"><text:tab/> <text:s/><text:tab/>}</text:p>
      <text:p text:style-name="P2"/>
      <text:p text:style-name="P2"><text:tab/><text:tab/>if (($largc &lt; 1) || ($largc != count($largv)))</text:p>
      <text:p text:style-name="P2"><text:tab/><text:tab/>{</text:p>
      <text:p text:style-name="P2"><text:tab/><text:tab/><text:tab/>throw new</text:p>
      <text:p text:style-name="P2"><text:tab/><text:tab/><text:tab/> <text:s text:c="5"/>CliParameters\Exception(Error::code('MissingParametersArray'));</text:p>
      <text:p text:style-name="P2"><text:tab/><text:tab/>}</text:p>
      <text:p text:style-name="P2"/>
      <text:p text:style-name="P2"><text:s text:c="6"/><text:tab/><text:tab/>$index = 1;</text:p>
      <text:p text:style-name="P2"><text:s text:c="6"/><text:tab/><text:tab/>do</text:p>
      <text:p text:style-name="P2"><text:tab/> <text:s/><text:tab/>{</text:p>
      <text:p text:style-name="P2"><text:tab/> <text:s/><text:tab/><text:tab/>if (strlen($largv[$index]) &lt; 1)</text:p>
      <text:p text:style-name="P2"><text:tab/> <text:s/><text:tab/><text:tab/>{</text:p>
      <text:p text:style-name="P2"><text:tab/><text:tab/><text:tab/><text:tab/>throw new</text:p>
      <text:p text:style-name="P2"><text:tab/><text:tab/><text:tab/><text:tab/> <text:s text:c="4"/>CliParameters\Exception(Error::code('InvalidStringSize'));</text:p>
      <text:p text:style-name="P2"><text:tab/> <text:s/><text:tab/><text:tab/>}</text:p>
      <text:p text:style-name="P2"/>
      <text:p text:style-name="P2"/>
      <text:p text:style-name="P2"><text:tab/><text:tab/><text:tab/>if (strpos($largv[$index], '='))</text:p>
      <text:p text:style-name="P2"><text:tab/> <text:s text:c="3"/><text:tab/><text:tab/>{</text:p>
      <text:p text:style-name="P2"><text:tab/> <text:s text:c="5"/><text:tab/><text:tab/><text:tab/>list($key, $value) = explode('=', trim($largv[$index]));</text:p>
      <text:p text:style-name="P2"><text:tab/> <text:s text:c="3"/><text:tab/><text:tab/>}</text:p>
      <text:p text:style-name="P2"><text:tab/> <text:s text:c="3"/><text:tab/><text:tab/>else</text:p>
      <text:p text:style-name="P2"><text:tab/> <text:s text:c="3"/><text:tab/><text:tab/>{</text:p>
      <text:p text:style-name="P2"><text:tab/> <text:s text:c="3"/><text:tab/><text:tab/><text:tab/>$key = $largv[$index];</text:p>
      <text:p text:style-name="P2"><text:tab/><text:tab/><text:tab/><text:tab/>$value = (($index + 1) &lt; count($largv)) ? $largv[++$index] : 1;</text:p>
      <text:p text:style-name="P2"><text:tab/> <text:s text:c="3"/><text:tab/><text:tab/>}</text:p>
      <text:p text:style-name="P2"/>
      <text:p text:style-name="P2"><text:tab/><text:tab/><text:tab/>static::$parameters[strtolower($key)] = $value;</text:p>
      <text:p text:style-name="P2"/>
      <text:p text:style-name="P2"><text:tab/><text:tab/><text:tab/>$index++;</text:p>
      <text:p text:style-name="P2"><text:soft-page-break/><text:tab/> <text:s/><text:tab/>}</text:p>
      <text:p text:style-name="P2"><text:tab/> <text:s/><text:tab/>while ($index &lt;= ($largc - 1));</text:p>
      <text:p text:style-name="P2"/>
      <text:p text:style-name="P2"><text:tab/> <text:s/><text:tab/>static::$initialized = true;</text:p>
      <text:p text:style-name="P2"><text:tab/> <text:s/><text:tab/>return static::$parameters;</text:p>
      <text:p text:style-name="P2"><text:tab/>}</text:p>
      <text:p text:style-name="P2"/>
      <text:p text:style-name="P2"><text:s text:c="2"/><text:tab/>/**</text:p>
      <text:p text:style-name="P2"><text:s text:c="2"/><text:tab/> * applicationName.</text:p>
      <text:p text:style-name="P2"><text:tab/> *</text:p>
      <text:p text:style-name="P2"><text:s text:c="4"/><text:tab/> * Parse the command line parameters and return the application basename.</text:p>
      <text:p text:style-name="P2"><text:s text:c="4"/><text:tab/> * <text:span text:style-name="T4">@param</text:span> string $largc = (optional) count of arguments in argv</text:p>
      <text:p text:style-name="P2"><text:s text:c="4"/><text:tab/> * <text:span text:style-name="T4">@param</text:span> array $largv = (optional) command line arguments</text:p>
      <text:p text:style-name="P2"><text:s text:c="4"/><text:tab/> * <text:span text:style-name="T4">@return</text:span> string application name</text:p>
      <text:p text:style-name="P2"><text:s text:c="4"/><text:tab/> */</text:p>
      <text:p text:style-name="P2"><text:tab/>public static function applicationName($largc=null, $largv=null)</text:p>
      <text:p text:style-name="P2"><text:tab/>{</text:p>
      <text:p text:style-name="P2"><text:tab/><text:tab/>if (! static::$initialized)</text:p>
      <text:p text:style-name="P2"><text:tab/><text:tab/>{</text:p>
      <text:p text:style-name="P2"><text:tab/><text:tab/><text:tab/>static::initialize($largc, $largv);</text:p>
      <text:p text:style-name="P2"><text:tab/><text:tab/>}</text:p>
      <text:p text:style-name="P2"/>
      <text:p text:style-name="P2"><text:tab/><text:tab/>return basename(static::$argv[0], '.php');</text:p>
      <text:p text:style-name="P2"><text:tab/>}</text:p>
      <text:p text:style-name="P2"/>
      <text:p text:style-name="P2"><text:tab/>/**</text:p>
      <text:p text:style-name="P2"><text:s text:c="2"/><text:tab/> * applicationPath.</text:p>
      <text:p text:style-name="P2"><text:s text:c="4"/><text:tab/> *</text:p>
      <text:p text:style-name="P2"><text:s text:c="4"/><text:tab/> * Parse the application name and return the path to the application file.</text:p>
      <text:p text:style-name="P2"><text:s text:c="4"/><text:tab/> * <text:span text:style-name="T4">@param</text:span> string $largc = (optional) count of arguments in argv</text:p>
      <text:p text:style-name="P2"><text:s text:c="4"/><text:tab/> * <text:span text:style-name="T4">@param</text:span> array $largv = (optional) command line arguments</text:p>
      <text:p text:style-name="P2"><text:s text:c="4"/><text:tab/> * <text:span text:style-name="T4">@return</text:span> string path to the application file</text:p>
      <text:p text:style-name="P2"><text:s text:c="4"/><text:tab/> */</text:p>
      <text:p text:style-name="P2"><text:tab/>public static function applicationPath($largc=null, $largv=null)</text:p>
      <text:p text:style-name="P2"><text:tab/>{</text:p>
      <text:p text:style-name="P2"><text:tab/><text:tab/>if (! static::$initialized)</text:p>
      <text:p text:style-name="P2"><text:tab/><text:tab/>{</text:p>
      <text:p text:style-name="P2"><text:tab/> <text:s/><text:tab/><text:tab/>static::setArgs($largc, $largv);</text:p>
      <text:p text:style-name="P2"><text:tab/><text:tab/>}</text:p>
      <text:p text:style-name="P2"/>
      <text:p text:style-name="P2"><text:tab/> <text:s/><text:tab/>return dirname(realpath(static::$argv[0]));</text:p>
      <text:p text:style-name="P2"><text:tab/>}</text:p>
      <text:p text:style-name="P2"/>
      <text:p text:style-name="P2"><text:s text:c="2"/><text:tab/>/**</text:p>
      <text:p text:style-name="P2"><text:s text:c="2"/><text:tab/> * setArgs.</text:p>
      <text:p text:style-name="P2"><text:s text:c="4"/><text:tab/> *</text:p>
      <text:p text:style-name="P2"><text:s text:c="4"/><text:tab/> * Parse the command line parameters and return as an associative array.</text:p>
      <text:p text:style-name="P2"><text:s text:c="4"/><text:tab/> * <text:span text:style-name="T4">@param</text:span> string $largc = (optional) count of arguments in argv</text:p>
      <text:p text:style-name="P2"><text:s text:c="4"/><text:tab/> * <text:span text:style-name="T4">@param</text:span> array $largv = (optional) command line arguments</text:p>
      <text:p text:style-name="P2"><text:s text:c="4"/><text:tab/> * <text:span text:style-name="T4">@return</text:span> array[string]= string associative array containing cli parameters</text:p>
      <text:p text:style-name="P2"><text:s text:c="4"/><text:tab/> */</text:p>
      <text:p text:style-name="P2"><text:tab/>public static function setArgs($largc=null, $largv=null)</text:p>
      <text:p text:style-name="P2"><text:s text:c="4"/><text:tab/>{</text:p>
      <text:p text:style-name="P2"><text:s text:c="6"/><text:tab/><text:tab/>return static::initialize($largc, $largv);</text:p>
      <text:p text:style-name="P2"><text:s text:c="4"/><text:tab/>}</text:p>
      <text:p text:style-name="P2"/>
      <text:p text:style-name="P2"/>
      <text:p text:style-name="P11"><text:s text:c="2"/><text:tab/>/**</text:p>
      <text:p text:style-name="P2"><text:s text:c="2"/><text:tab/> * parameterValue.</text:p>
      <text:p text:style-name="P2"><text:s text:c="4"/><text:tab/> *</text:p>
      <text:p text:style-name="P15"><text:s text:c="4"/><text:tab/> * Get the value of the specified parameter from the parameter array, </text:p>
      <text:p text:style-name="P15"><text:tab/> *<text:tab/> or return the default value supplied for the field.</text:p>
      <text:p text:style-name="P2"><text:s text:c="4"/><text:tab/> * <text:span text:style-name="T4">@param</text:span> string $parameterName = name of the field to retrieve</text:p>
      <text:p text:style-name="P15"><text:s text:c="4"/><text:tab/> * <text:span text:style-name="T4">@param</text:span> string|boolean|integer $defaultValue = (optional) value to return </text:p>
      <text:p text:style-name="P15"><text:tab/> *<text:tab/><text:tab/><text:tab/><text:tab/><text:tab/><text:tab/><text:tab/><text:tab/>if the field does not exist</text:p>
      <text:p text:style-name="P2"><text:s text:c="4"/><text:tab/> * <text:span text:style-name="T4">@return</text:span> mixed $value</text:p>
      <text:p text:style-name="P2"><text:s text:c="4"/><text:tab/> */</text:p>
      <text:p text:style-name="P2"><text:s text:c="4"/><text:tab/>public static function parameterValue($parameterName, $defaultValue=false)</text:p>
      <text:p text:style-name="P2"><text:s text:c="4"/><text:tab/>{</text:p>
      <text:p text:style-name="P2"><text:s text:c="4"/><text:tab/><text:tab/>if (! static::$initialized)</text:p>
      <text:p text:style-name="P2"><text:s text:c="4"/><text:tab/><text:tab/>{</text:p>
      <text:p text:style-name="P2"><text:s text:c="4"/><text:tab/><text:tab/><text:tab/>static::initialize();</text:p>
      <text:p text:style-name="P2"><text:s text:c="4"/><text:tab/><text:tab/>}</text:p>
      <text:p text:style-name="P2"/>
      <text:p text:style-name="P2"><text:tab/><text:tab/>if (! array_key_exists($parameterName, static::$parameters))</text:p>
      <text:p text:style-name="P2"><text:tab/><text:tab/>{</text:p>
      <text:p text:style-name="P2"><text:s text:c="8"/><text:tab/><text:tab/>return $defaultValue;</text:p>
      <text:p text:style-name="P2"><text:s text:c="6"/><text:tab/><text:tab/>}</text:p>
      <text:p text:style-name="P2"/>
      <text:p text:style-name="P2"><text:tab/><text:tab/>return static::$parameters[$parameterName];</text:p>
      <text:p text:style-name="P2"><text:tab/>}</text:p>
      <text:p text:style-name="P2"/>
      <text:p text:style-name="P2"><text:s text:c="2"/><text:tab/>/**</text:p>
      <text:p text:style-name="P2"><text:s text:c="2"/><text:tab/> * parameterExists.</text:p>
      <text:p text:style-name="P2"><text:s text:c="4"/><text:tab/> *</text:p>
      <text:p text:style-name="P2"><text:s text:c="4"/><text:tab/> * Find out if the parameter name is in the parameter array.</text:p>
      <text:p text:style-name="P2"><text:s text:c="4"/><text:tab/> * <text:span text:style-name="T4">@param</text:span> string $parameterName = name of the field to check on</text:p>
      <text:p text:style-name="P2"><text:s text:c="4"/><text:tab/> * <text:span text:style-name="T4">@return</text:span> boolean true if exists, false if it does not.</text:p>
      <text:p text:style-name="P2"><text:s text:c="4"/><text:tab/> */</text:p>
      <text:p text:style-name="P2"><text:s text:c="4"/><text:tab/>public static function parameterExists($parameterName)</text:p>
      <text:p text:style-name="P2"><text:s text:c="4"/><text:tab/>{</text:p>
      <text:p text:style-name="P2"><text:s text:c="6"/><text:tab/><text:tab/>if ((! static::$initialized) || </text:p>
      <text:p text:style-name="P2"><text:tab/><text:tab/> <text:s text:c="3"/>(! array_key_exists($parameterName, static::$parameters)))</text:p>
      <text:p text:style-name="P2"><text:tab/><text:tab/>{</text:p>
      <text:p text:style-name="P2"><text:tab/><text:tab/><text:tab/>return false;</text:p>
      <text:p text:style-name="P2"><text:tab/><text:tab/>}</text:p>
      <text:p text:style-name="P2"/>
      <text:p text:style-name="P2"><text:tab/><text:tab/>return true;</text:p>
      <text:p text:style-name="P2"><text:tab/>}</text:p>
      <text:p text:style-name="P2"/>
      <text:p text:style-name="P2"><text:s text:c="2"/><text:tab/>/**</text:p>
      <text:p text:style-name="P2"><text:s text:c="2"/><text:tab/> * parameters.</text:p>
      <text:p text:style-name="P2"><text:s text:c="4"/><text:tab/> *</text:p>
      <text:p text:style-name="P2"><text:s text:c="4"/><text:tab/> * Get a copy of the parameters array,</text:p>
      <text:p text:style-name="P2"><text:s text:c="4"/><text:tab/> * <text:span text:style-name="T4">@return</text:span> array $parameters</text:p>
      <text:p text:style-name="P2"><text:s text:c="4"/><text:tab/> */</text:p>
      <text:p text:style-name="P2"><text:s text:c="4"/><text:tab/>public static function parameters()</text:p>
      <text:p text:style-name="P2"><text:s text:c="4"/><text:tab/>{</text:p>
      <text:p text:style-name="P2"><text:s text:c="6"/><text:tab/><text:tab/>return static::$parameters;</text:p>
      <text:p text:style-name="P2"><text:tab/>}</text:p>
      <text:p text:style-name="P2"/>
      <text:p text:style-name="P2"/>
      <text:p text:style-name="P11"><text:tab/>/**</text:p>
      <text:p text:style-name="P2"><text:s text:c="4"/><text:tab/> * argv</text:p>
      <text:p text:style-name="P2"><text:s text:c="4"/><text:tab/> *</text:p>
      <text:p text:style-name="P2"><text:s text:c="4"/><text:tab/> * get/set the argv array value</text:p>
      <text:p text:style-name="P2"><text:s text:c="4"/><text:tab/> * <text:span text:style-name="T4">@param</text:span> array $argv = (optional) argv array, null to query</text:p>
      <text:p text:style-name="P2"><text:s text:c="4"/><text:tab/> * <text:span text:style-name="T4">@return</text:span> array $argv</text:p>
      <text:p text:style-name="P2"><text:s text:c="4"/><text:tab/> */</text:p>
      <text:p text:style-name="P2"><text:s text:c="4"/><text:tab/>public static function argv($argv=null)</text:p>
      <text:p text:style-name="P2"><text:s text:c="4"/><text:tab/>{</text:p>
      <text:p text:style-name="P2"><text:s text:c="4"/><text:tab/><text:tab/>if ($argv)</text:p>
      <text:p text:style-name="P2"><text:s text:c="4"/><text:tab/><text:tab/>{</text:p>
      <text:p text:style-name="P2"><text:s text:c="4"/><text:tab/><text:tab/><text:tab/>static::$argv = $argv;</text:p>
      <text:p text:style-name="P2"><text:s text:c="4"/><text:tab/><text:tab/>}</text:p>
      <text:p text:style-name="P2"/>
      <text:p text:style-name="P2"><text:tab/><text:tab/>return static::$argv;</text:p>
      <text:p text:style-name="P2"><text:tab/>}</text:p>
      <text:p text:style-name="P2"/>
      <text:p text:style-name="P2"><text:tab/>/**</text:p>
      <text:p text:style-name="P2"><text:s text:c="4"/><text:tab/> * argc</text:p>
      <text:p text:style-name="P2"><text:s text:c="4"/><text:tab/> *</text:p>
      <text:p text:style-name="P2"><text:s text:c="4"/><text:tab/> * get/set the argc parameter count</text:p>
      <text:p text:style-name="P2"><text:s text:c="4"/><text:tab/> * <text:span text:style-name="T4">@param</text:span> array $argc = (optional) argc, null to query</text:p>
      <text:p text:style-name="P2"><text:s text:c="4"/><text:tab/> * <text:span text:style-name="T4">@return</text:span> array $argc</text:p>
      <text:p text:style-name="P2"><text:s text:c="4"/><text:tab/> */</text:p>
      <text:p text:style-name="P2"><text:s text:c="4"/><text:tab/>public static function argc($argc=null)</text:p>
      <text:p text:style-name="P2"><text:s text:c="4"/><text:tab/>{</text:p>
      <text:p text:style-name="P2"><text:s text:c="4"/><text:tab/><text:tab/>if ($argc !== null)</text:p>
      <text:p text:style-name="P2"><text:s text:c="4"/><text:tab/><text:tab/>{</text:p>
      <text:p text:style-name="P2"><text:s text:c="4"/><text:tab/><text:tab/><text:tab/>static::$argc = $argc;</text:p>
      <text:p text:style-name="P2"><text:s text:c="4"/><text:tab/><text:tab/>}</text:p>
      <text:p text:style-name="P2"/>
      <text:p text:style-name="P2"><text:s text:c="4"/><text:tab/><text:tab/>return static::$argc;</text:p>
      <text:p text:style-name="P2"><text:s text:c="4"/><text:tab/>}</text:p>
      <text:p text:style-name="P2"/>
      <text:p text:style-name="P2"><text:tab/>/**</text:p>
      <text:p text:style-name="P2"><text:tab/> * reset</text:p>
      <text:p text:style-name="P2"><text:tab/> *</text:p>
      <text:p text:style-name="P2"><text:tab/> * Reset the args and parameters array</text:p>
      <text:p text:style-name="P2"><text:tab/> * <text:span text:style-name="T4">@return</text:span> null</text:p>
      <text:p text:style-name="P2"><text:tab/> */</text:p>
      <text:p text:style-name="P2"><text:tab/>public static function reset()</text:p>
      <text:p text:style-name="P2"><text:tab/>{</text:p>
      <text:p text:style-name="P2"><text:tab/><text:tab/>static::$argc = null;</text:p>
      <text:p text:style-name="P2"><text:tab/><text:tab/>static::$argv = null;</text:p>
      <text:p text:style-name="P2"><text:tab/><text:tab/>static::$parameters = array();</text:p>
      <text:p text:style-name="P2"><text:tab/><text:tab/>static::$initialized = false;</text:p>
      <text:p text:style-name="P2"><text:tab/>}</text:p>
      <text:p text:style-name="P2"/>
      <text:p text:style-name="P2"/>
      <text:p text:style-name="P11"><text:tab/>/**</text:p>
      <text:p text:style-name="P2"><text:tab/> * altCliParameters</text:p>
      <text:p text:style-name="P2"><text:tab/> *</text:p>
      <text:p text:style-name="P15"><text:tab/> * An alternative entry point allowing a string to be passed in and </text:p>
      <text:p text:style-name="P15"><text:tab/> * <text:s text:c="3"/>parsed as if it was typed on the console</text:p>
      <text:p text:style-name="P2"><text:tab/> * <text:span text:style-name="T4">@param</text:span> string $parameterString = string containing arguments to be parsed</text:p>
      <text:p text:style-name="P2"><text:tab/> * <text:span text:style-name="T4">@throws</text:span> \Library\CliParameters\Exception</text:p>
      <text:p text:style-name="P2"><text:tab/> */</text:p>
      <text:p text:style-name="P2"><text:tab/>public static function altCliParameters($parameterString)</text:p>
      <text:p text:style-name="P2"><text:tab/>{</text:p>
      <text:p text:style-name="P2"><text:tab/><text:tab/>$largv = explode(' ', trim($parameterString));</text:p>
      <text:p text:style-name="P2"><text:tab/><text:tab/>if (($largc = count($largv)) &lt; 1)</text:p>
      <text:p text:style-name="P2"><text:tab/><text:tab/>{</text:p>
      <text:p text:style-name="P2"><text:tab/><text:tab/><text:tab/>throw new</text:p>
      <text:p text:style-name="P2"><text:s/><text:tab/><text:tab/><text:tab/> <text:s text:c="5"/>CliParameters\Exception(Error::code('MissingParametersArray'));</text:p>
      <text:p text:style-name="P2"><text:tab/><text:tab/>}</text:p>
      <text:p text:style-name="P2"/>
      <text:p text:style-name="P2"><text:tab/><text:tab/>static::initialize($largc, $largv);</text:p>
      <text:p text:style-name="P2"><text:tab/>}</text:p>
      <text:p text:style-name="P2"/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CliParameters<text:tab/><text:tab/><text:tab/><text:page-number text:select-page="current">24</text:page-number><text:tab/><text:tab/><text:tab/><text:date style:data-style-name="N76" text:date-value="2015-05-01T14:44:46.803375324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3DT10M51S</meta:editing-duration>
    <meta:editing-cycles>129</meta:editing-cycles>
    <meta:generator>LibreOffice/4.3.7.2$Linux_X86_64 LibreOffice_project/430$Build-2</meta:generator>
    <meta:initial-creator>Jay Wheeler</meta:initial-creator>
    <dc:date>2015-05-01T14:44:46.771663637</dc:date>
    <meta:document-statistic meta:table-count="14" meta:image-count="0" meta:object-count="0" meta:page-count="24" meta:paragraph-count="765" meta:word-count="3820" meta:character-count="25204" meta:non-whitespace-character-count="20998"/>
    <meta:template xlink:type="simple" xlink:actuate="onRequest" xlink:title="ClassDefault" xlink:href="../ClassDefault.ott" meta:date="2012-06-12T12:20:04"/>
  </office:meta>
</office:document-meta>
</file>